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2" draw:style-name="gr1" draw:text-style-name="P1" svg:width="15.999cm" svg:height="8.999cm" svg:x="5.346cm" svg:y="16.807cm">
            <draw:object draw:notify-on-update-of-ranges="results3.B43:results3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ens00</text:p>
          </table:table-cell>
          <table:table-cell office:value-type="float" office:value="124.547" calcext:value-type="float">
            <text:p>124.547</text:p>
          </table:table-cell>
          <table:table-cell office:value-type="float" office:value="39.02" calcext:value-type="float">
            <text:p>39.0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42:27Z</text:p>
          </table:table-cell>
          <table:table-cell office:value-type="string" calcext:value-type="string">
            <text:p>2021-12-28T00:57:29Z</text:p>
          </table:table-cell>
          <table:table-cell office:value-type="string" calcext:value-type="string">
            <text:p>2021-12-28T00:59:49Z</text:p>
          </table:table-cell>
          <table:table-cell office:value-type="string" calcext:value-type="string">
            <text:p>SUCCEEDED</text:p>
          </table:table-cell>
          <table:table-cell office:value-type="float" office:value="924805" calcext:value-type="float">
            <text:p>924805</text:p>
          </table:table-cell>
          <table:table-cell office:value-type="float" office:value="178377" calcext:value-type="float">
            <text:p>178377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216-ens01</text:p>
          </table:table-cell>
          <table:table-cell office:value-type="float" office:value="134.923" calcext:value-type="float">
            <text:p>134.923</text:p>
          </table:table-cell>
          <table:table-cell office:value-type="float" office:value="40.21" calcext:value-type="float">
            <text:p>40.2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37:38Z</text:p>
          </table:table-cell>
          <table:table-cell office:value-type="string" calcext:value-type="string">
            <text:p>2021-12-28T00:38:26Z</text:p>
          </table:table-cell>
          <table:table-cell office:value-type="string" calcext:value-type="string">
            <text:p>2021-12-28T00:40:57Z</text:p>
          </table:table-cell>
          <table:table-cell office:value-type="string" calcext:value-type="string">
            <text:p>SUCCEEDED</text:p>
          </table:table-cell>
          <table:table-cell office:value-type="float" office:value="924772" calcext:value-type="float">
            <text:p>924772</text:p>
          </table:table-cell>
          <table:table-cell office:value-type="float" office:value="240098" calcext:value-type="float">
            <text:p>240098</text:p>
          </table:table-cell>
          <table:table-cell office:value-type="float" office:value="12.363" calcext:value-type="float">
            <text:p>12.3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ens02</text:p>
          </table:table-cell>
          <table:table-cell office:value-type="float" office:value="160.763" calcext:value-type="float">
            <text:p>160.763</text:p>
          </table:table-cell>
          <table:table-cell office:value-type="float" office:value="69.42" calcext:value-type="float">
            <text:p>69.4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12-28T00:42:46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0:50Z</text:p>
          </table:table-cell>
          <table:table-cell office:value-type="string" calcext:value-type="string">
            <text:p>SUCCEEDED</text:p>
          </table:table-cell>
          <table:table-cell office:value-type="float" office:value="924807" calcext:value-type="float">
            <text:p>924807</text:p>
          </table:table-cell>
          <table:table-cell office:value-type="float" office:value="64937" calcext:value-type="float">
            <text:p>64937</text:p>
          </table:table-cell>
          <table:table-cell office:value-type="float" office:value="12.268" calcext:value-type="float">
            <text:p>12.268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u-ch427-n216-ens03</text:p>
          </table:table-cell>
          <table:table-cell office:value-type="float" office:value="175.41" calcext:value-type="float">
            <text:p>175.41</text:p>
          </table:table-cell>
          <table:table-cell office:value-type="float" office:value="84.27" calcext:value-type="float">
            <text:p>84.27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2-28T00:42:57Z</text:p>
          </table:table-cell>
          <table:table-cell office:value-type="string" calcext:value-type="string">
            <text:p>2021-12-28T01:42:26Z</text:p>
          </table:table-cell>
          <table:table-cell office:value-type="string" calcext:value-type="string">
            <text:p>2021-12-28T01:46:01Z</text:p>
          </table:table-cell>
          <table:table-cell office:value-type="string" calcext:value-type="string">
            <text:p>SUCCEEDED</text:p>
          </table:table-cell>
          <table:table-cell office:value-type="float" office:value="924808" calcext:value-type="float">
            <text:p>924808</text:p>
          </table:table-cell>
          <table:table-cell office:value-type="float" office:value="200926" calcext:value-type="float">
            <text:p>200926</text:p>
          </table:table-cell>
          <table:table-cell office:value-type="float" office:value="11.222" calcext:value-type="float">
            <text:p>11.2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216-ens04</text:p>
          </table:table-cell>
          <table:table-cell office:value-type="float" office:value="184.294" calcext:value-type="float">
            <text:p>184.294</text:p>
          </table:table-cell>
          <table:table-cell office:value-type="float" office:value="90.45" calcext:value-type="float">
            <text:p>90.45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28T00:43:07Z</text:p>
          </table:table-cell>
          <table:table-cell office:value-type="string" calcext:value-type="string">
            <text:p>2021-12-28T01:47:28Z</text:p>
          </table:table-cell>
          <table:table-cell office:value-type="string" calcext:value-type="string">
            <text:p>2021-12-28T01:51:13Z</text:p>
          </table:table-cell>
          <table:table-cell office:value-type="string" calcext:value-type="string">
            <text:p>SUCCEEDED</text:p>
          </table:table-cell>
          <table:table-cell office:value-type="float" office:value="924810" calcext:value-type="float">
            <text:p>924810</text:p>
          </table:table-cell>
          <table:table-cell office:value-type="float" office:value="259341" calcext:value-type="float">
            <text:p>259341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216-ens05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00.17" calcext:value-type="float">
            <text:p>100.1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28T00:44:52Z</text:p>
          </table:table-cell>
          <table:table-cell office:value-type="string" calcext:value-type="string">
            <text:p>2021-12-28T01:55:27Z</text:p>
          </table:table-cell>
          <table:table-cell office:value-type="string" calcext:value-type="string">
            <text:p>2021-12-28T01:59:46Z</text:p>
          </table:table-cell>
          <table:table-cell office:value-type="string" calcext:value-type="string">
            <text:p>SUCCEEDED</text:p>
          </table:table-cell>
          <table:table-cell office:value-type="float" office:value="924819" calcext:value-type="float">
            <text:p>924819</text:p>
          </table:table-cell>
          <table:table-cell office:value-type="float" office:value="65069" calcext:value-type="float">
            <text:p>65069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216-ens06</text:p>
          </table:table-cell>
          <table:table-cell office:value-type="float" office:value="207.368" calcext:value-type="float">
            <text:p>207.368</text:p>
          </table:table-cell>
          <table:table-cell office:value-type="float" office:value="109.55" calcext:value-type="float">
            <text:p>109.5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T00:48:30Z</text:p>
          </table:table-cell>
          <table:table-cell office:value-type="string" calcext:value-type="string">
            <text:p>2021-12-28T02:00:29Z</text:p>
          </table:table-cell>
          <table:table-cell office:value-type="string" calcext:value-type="string">
            <text:p>2021-12-28T02:05:00Z</text:p>
          </table:table-cell>
          <table:table-cell office:value-type="string" calcext:value-type="string">
            <text:p>SUCCEEDED</text:p>
          </table:table-cell>
          <table:table-cell office:value-type="float" office:value="924830" calcext:value-type="float">
            <text:p>924830</text:p>
          </table:table-cell>
          <table:table-cell office:value-type="float" office:value="123842" calcext:value-type="float">
            <text:p>123842</text:p>
          </table:table-cell>
          <table:table-cell office:value-type="float" office:value="11.984" calcext:value-type="float">
            <text:p>11.9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216-ens07</text:p>
          </table:table-cell>
          <table:table-cell office:value-type="float" office:value="222.794" calcext:value-type="float">
            <text:p>222.794</text:p>
          </table:table-cell>
          <table:table-cell office:value-type="float" office:value="115.59" calcext:value-type="float">
            <text:p>115.5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1-12-28T00:43:42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29:10Z</text:p>
          </table:table-cell>
          <table:table-cell office:value-type="string" calcext:value-type="string">
            <text:p>SUCCEEDED</text:p>
          </table:table-cell>
          <table:table-cell office:value-type="float" office:value="924815" calcext:value-type="float">
            <text:p>924815</text:p>
          </table:table-cell>
          <table:table-cell office:value-type="float" office:value="94505" calcext:value-type="float">
            <text:p>94505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ens08</text:p>
          </table:table-cell>
          <table:table-cell office:value-type="float" office:value="223.117" calcext:value-type="float">
            <text:p>223.117</text:p>
          </table:table-cell>
          <table:table-cell office:value-type="float" office:value="123.69" calcext:value-type="float">
            <text:p>123.69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12-28T00:43:51Z</text:p>
          </table:table-cell>
          <table:table-cell office:value-type="string" calcext:value-type="string">
            <text:p>2021-12-28T01:13:32Z</text:p>
          </table:table-cell>
          <table:table-cell office:value-type="string" calcext:value-type="string">
            <text:p>2021-12-28T01:18:41Z</text:p>
          </table:table-cell>
          <table:table-cell office:value-type="string" calcext:value-type="string">
            <text:p>SUCCEEDED</text:p>
          </table:table-cell>
          <table:table-cell office:value-type="float" office:value="924817" calcext:value-type="float">
            <text:p>924817</text:p>
          </table:table-cell>
          <table:table-cell office:value-type="float" office:value="118977" calcext:value-type="float">
            <text:p>118977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ens09</text:p>
          </table:table-cell>
          <table:table-cell office:value-type="float" office:value="226.55" calcext:value-type="float">
            <text:p>226.55</text:p>
          </table:table-cell>
          <table:table-cell office:value-type="float" office:value="124.76" calcext:value-type="float">
            <text:p>124.7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1-12-28T00:44:05Z</text:p>
          </table:table-cell>
          <table:table-cell office:value-type="string" calcext:value-type="string">
            <text:p>2021-12-28T01:30:29Z</text:p>
          </table:table-cell>
          <table:table-cell office:value-type="string" calcext:value-type="string">
            <text:p>2021-12-28T01:35:47Z</text:p>
          </table:table-cell>
          <table:table-cell office:value-type="string" calcext:value-type="string">
            <text:p>SUCCEEDED</text:p>
          </table:table-cell>
          <table:table-cell office:value-type="float" office:value="924818" calcext:value-type="float">
            <text:p>924818</text:p>
          </table:table-cell>
          <table:table-cell office:value-type="float" office:value="115330" calcext:value-type="float">
            <text:p>115330</text:p>
          </table:table-cell>
          <table:table-cell office:value-type="float" office:value="9.678" calcext:value-type="float">
            <text:p>9.6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50.219" calcext:value-type="float">
            <text:p>250.219</text:p>
          </table:table-cell>
          <table:table-cell office:value-type="float" office:value="141.76" calcext:value-type="float">
            <text:p>141.76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1-12-28T01:30:51Z</text:p>
          </table:table-cell>
          <table:table-cell office:value-type="string" calcext:value-type="string">
            <text:p>2021-12-28T03:52:26Z</text:p>
          </table:table-cell>
          <table:table-cell office:value-type="string" calcext:value-type="string">
            <text:p>2021-12-28T03:58:07Z</text:p>
          </table:table-cell>
          <table:table-cell office:value-type="string" calcext:value-type="string">
            <text:p>SUCCEEDED</text:p>
          </table:table-cell>
          <table:table-cell office:value-type="float" office:value="924938" calcext:value-type="float">
            <text:p>924938</text:p>
          </table:table-cell>
          <table:table-cell office:value-type="float" office:value="175756" calcext:value-type="float">
            <text:p>175756</text:p>
          </table:table-cell>
          <table:table-cell office:value-type="float" office:value="13.829" calcext:value-type="float">
            <text:p>13.82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48.002" calcext:value-type="float">
            <text:p>248.002</text:p>
          </table:table-cell>
          <table:table-cell office:value-type="float" office:value="137.85" calcext:value-type="float">
            <text:p>137.85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1-12-28T00:41:36Z</text:p>
          </table:table-cell>
          <table:table-cell office:value-type="string" calcext:value-type="string">
            <text:p>2021-12-28T01:28:28Z</text:p>
          </table:table-cell>
          <table:table-cell office:value-type="string" calcext:value-type="string">
            <text:p>2021-12-28T01:34:29Z</text:p>
          </table:table-cell>
          <table:table-cell office:value-type="string" calcext:value-type="string">
            <text:p>SUCCEEDED</text:p>
          </table:table-cell>
          <table:table-cell office:value-type="float" office:value="924801" calcext:value-type="float">
            <text:p>924801</text:p>
          </table:table-cell>
          <table:table-cell office:value-type="float" office:value="239432" calcext:value-type="float">
            <text:p>239432</text:p>
          </table:table-cell>
          <table:table-cell office:value-type="float" office:value="13.82" calcext:value-type="float">
            <text:p>13.82</text:p>
          </table:table-cell>
          <table:table-cell office:value-type="float" office:value="1.116" calcext:value-type="float">
            <text:p>1.1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65.829" calcext:value-type="float">
            <text:p>265.82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21-12-28T21:34:27Z</text:p>
          </table:table-cell>
          <table:table-cell office:value-type="string" calcext:value-type="string">
            <text:p>2021-12-28T23:44:30Z</text:p>
          </table:table-cell>
          <table:table-cell office:value-type="string" calcext:value-type="string">
            <text:p>2021-12-28T23:50:53Z</text:p>
          </table:table-cell>
          <table:table-cell office:value-type="string" calcext:value-type="string">
            <text:p>SUCCEEDED</text:p>
          </table:table-cell>
          <table:table-cell office:value-type="float" office:value="926396" calcext:value-type="float">
            <text:p>92639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3.693" calcext:value-type="float">
            <text:p>13.69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88.222" calcext:value-type="float">
            <text:p>288.222</text:p>
          </table:table-cell>
          <table:table-cell office:value-type="float" office:value="158.65" calcext:value-type="float">
            <text:p>158.65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1-12-28T00:42:41Z</text:p>
          </table:table-cell>
          <table:table-cell office:value-type="string" calcext:value-type="string">
            <text:p>2021-12-28T01:09:28Z</text:p>
          </table:table-cell>
          <table:table-cell office:value-type="string" calcext:value-type="string">
            <text:p>2021-12-28T01:16:31Z</text:p>
          </table:table-cell>
          <table:table-cell office:value-type="string" calcext:value-type="string">
            <text:p>SUCCEEDED</text:p>
          </table:table-cell>
          <table:table-cell office:value-type="float" office:value="924806" calcext:value-type="float">
            <text:p>924806</text:p>
          </table:table-cell>
          <table:table-cell office:value-type="float" office:value="174218" calcext:value-type="float">
            <text:p>174218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155.26" calcext:value-type="float">
            <text:p>155.26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1-12-28T00:53:22Z</text:p>
          </table:table-cell>
          <table:table-cell office:value-type="string" calcext:value-type="string">
            <text:p>2021-12-28T02:36:30Z</text:p>
          </table:table-cell>
          <table:table-cell office:value-type="string" calcext:value-type="string">
            <text:p>2021-12-28T02:43:15Z</text:p>
          </table:table-cell>
          <table:table-cell office:value-type="string" calcext:value-type="string">
            <text:p>SUCCEEDED</text:p>
          </table:table-cell>
          <table:table-cell office:value-type="float" office:value="924839" calcext:value-type="float">
            <text:p>924839</text:p>
          </table:table-cell>
          <table:table-cell office:value-type="float" office:value="215608" calcext:value-type="float">
            <text:p>215608</text:p>
          </table:table-cell>
          <table:table-cell office:value-type="float" office:value="14.168" calcext:value-type="float">
            <text:p>14.1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0.201" calcext:value-type="float">
            <text:p>280.201</text:p>
          </table:table-cell>
          <table:table-cell office:value-type="float" office:value="160.3" calcext:value-type="float">
            <text:p>160.3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1-12-28T00:43:44Z</text:p>
          </table:table-cell>
          <table:table-cell office:value-type="string" calcext:value-type="string">
            <text:p>2021-12-28T02:18:30Z</text:p>
          </table:table-cell>
          <table:table-cell office:value-type="string" calcext:value-type="string">
            <text:p>2021-12-28T02:25:58Z</text:p>
          </table:table-cell>
          <table:table-cell office:value-type="string" calcext:value-type="string">
            <text:p>SUCCEEDED</text:p>
          </table:table-cell>
          <table:table-cell office:value-type="float" office:value="924816" calcext:value-type="float">
            <text:p>924816</text:p>
          </table:table-cell>
          <table:table-cell office:value-type="float" office:value="94181" calcext:value-type="float">
            <text:p>94181</text:p>
          </table:table-cell>
          <table:table-cell office:value-type="float" office:value="14.087" calcext:value-type="float">
            <text:p>14.0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2.987" calcext:value-type="float">
            <text:p>302.987</text:p>
          </table:table-cell>
          <table:table-cell office:value-type="float" office:value="174.69" calcext:value-type="float">
            <text:p>174.69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21-12-28T00:52:27Z</text:p>
          </table:table-cell>
          <table:table-cell office:value-type="string" calcext:value-type="string">
            <text:p>2021-12-28T02:27:31Z</text:p>
          </table:table-cell>
          <table:table-cell office:value-type="string" calcext:value-type="string">
            <text:p>2021-12-28T02:35:11Z</text:p>
          </table:table-cell>
          <table:table-cell office:value-type="string" calcext:value-type="string">
            <text:p>SUCCEEDED</text:p>
          </table:table-cell>
          <table:table-cell office:value-type="float" office:value="924835" calcext:value-type="float">
            <text:p>924835</text:p>
          </table:table-cell>
          <table:table-cell office:value-type="float" office:value="154917" calcext:value-type="float">
            <text:p>154917</text:p>
          </table:table-cell>
          <table:table-cell office:value-type="float" office:value="17.148" calcext:value-type="float">
            <text:p>17.148</text:p>
          </table:table-cell>
          <table:table-cell office:value-type="float" office:value="0.707" calcext:value-type="float">
            <text:p>0.70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2.849" calcext:value-type="float">
            <text:p>302.849</text:p>
          </table:table-cell>
          <table:table-cell office:value-type="float" office:value="178.94" calcext:value-type="float">
            <text:p>178.94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1-12-28T01:07:59Z</text:p>
          </table:table-cell>
          <table:table-cell office:value-type="string" calcext:value-type="string">
            <text:p>2021-12-28T07:15:21Z</text:p>
          </table:table-cell>
          <table:table-cell office:value-type="string" calcext:value-type="string">
            <text:p>2021-12-28T07:23:04Z</text:p>
          </table:table-cell>
          <table:table-cell office:value-type="string" calcext:value-type="string">
            <text:p>SUCCEEDED</text:p>
          </table:table-cell>
          <table:table-cell office:value-type="float" office:value="924880" calcext:value-type="float">
            <text:p>924880</text:p>
          </table:table-cell>
          <table:table-cell office:value-type="float" office:value="198356" calcext:value-type="float">
            <text:p>198356</text:p>
          </table:table-cell>
          <table:table-cell office:value-type="float" office:value="13.854" calcext:value-type="float">
            <text:p>13.85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18.07" calcext:value-type="float">
            <text:p>318.07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21-12-28T01:08:37Z</text:p>
          </table:table-cell>
          <table:table-cell office:value-type="string" calcext:value-type="string">
            <text:p>2021-12-28T02:44:28Z</text:p>
          </table:table-cell>
          <table:table-cell office:value-type="string" calcext:value-type="string">
            <text:p>2021-12-28T02:52:47Z</text:p>
          </table:table-cell>
          <table:table-cell office:value-type="string" calcext:value-type="string">
            <text:p>SUCCEEDED</text:p>
          </table:table-cell>
          <table:table-cell office:value-type="float" office:value="924881" calcext:value-type="float">
            <text:p>924881</text:p>
          </table:table-cell>
          <table:table-cell office:value-type="float" office:value="51435" calcext:value-type="float">
            <text:p>51435</text:p>
          </table:table-cell>
          <table:table-cell office:value-type="float" office:value="23.389" calcext:value-type="float">
            <text:p>23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9</text:p>
          </table:table-cell>
          <table:table-cell office:value-type="float" office:value="323.039" calcext:value-type="float">
            <text:p>323.039</text:p>
          </table:table-cell>
          <table:table-cell office:value-type="float" office:value="191.77" calcext:value-type="float">
            <text:p>191.7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21-12-28T01:08:47Z</text:p>
          </table:table-cell>
          <table:table-cell office:value-type="string" calcext:value-type="string">
            <text:p>2021-12-28T07:13:22Z</text:p>
          </table:table-cell>
          <table:table-cell office:value-type="string" calcext:value-type="string">
            <text:p>2021-12-28T07:21:50Z</text:p>
          </table:table-cell>
          <table:table-cell office:value-type="string" calcext:value-type="string">
            <text:p>SUCCEEDED</text:p>
          </table:table-cell>
          <table:table-cell office:value-type="float" office:value="924883" calcext:value-type="float">
            <text:p>924883</text:p>
          </table:table-cell>
          <table:table-cell office:value-type="float" office:value="212219" calcext:value-type="float">
            <text:p>212219</text:p>
          </table:table-cell>
          <table:table-cell office:value-type="float" office:value="15.459" calcext:value-type="float">
            <text:p>15.4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ens20</text:p>
          </table:table-cell>
          <table:table-cell office:value-type="float" office:value="328.793" calcext:value-type="float">
            <text:p>328.793</text:p>
          </table:table-cell>
          <table:table-cell office:value-type="float" office:value="230.16" calcext:value-type="float">
            <text:p>230.16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12-28T01:08:55Z</text:p>
          </table:table-cell>
          <table:table-cell office:value-type="string" calcext:value-type="string">
            <text:p>2021-12-28T06:29:26Z</text:p>
          </table:table-cell>
          <table:table-cell office:value-type="string" calcext:value-type="string">
            <text:p>2021-12-28T06:38:22Z</text:p>
          </table:table-cell>
          <table:table-cell office:value-type="string" calcext:value-type="string">
            <text:p>SUCCEEDED</text:p>
          </table:table-cell>
          <table:table-cell office:value-type="float" office:value="924884" calcext:value-type="float">
            <text:p>924884</text:p>
          </table:table-cell>
          <table:table-cell office:value-type="float" office:value="2870" calcext:value-type="float">
            <text:p>2870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ens21</text:p>
          </table:table-cell>
          <table:table-cell office:value-type="float" office:value="337.86" calcext:value-type="float">
            <text:p>337.86</text:p>
          </table:table-cell>
          <table:table-cell office:value-type="float" office:value="198.13" calcext:value-type="float">
            <text:p>198.13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-12-28T01:06:31Z</text:p>
          </table:table-cell>
          <table:table-cell office:value-type="string" calcext:value-type="string">
            <text:p>2021-12-28T02:57:28Z</text:p>
          </table:table-cell>
          <table:table-cell office:value-type="string" calcext:value-type="string">
            <text:p>2021-12-28T03:06:37Z</text:p>
          </table:table-cell>
          <table:table-cell office:value-type="string" calcext:value-type="string">
            <text:p>SUCCEEDED</text:p>
          </table:table-cell>
          <table:table-cell office:value-type="float" office:value="924879" calcext:value-type="float">
            <text:p>924879</text:p>
          </table:table-cell>
          <table:table-cell office:value-type="float" office:value="75908" calcext:value-type="float">
            <text:p>75908</text:p>
          </table:table-cell>
          <table:table-cell office:value-type="float" office:value="15.226" calcext:value-type="float">
            <text:p>15.226</text:p>
          </table:table-cell>
          <table:table-cell office:value-type="float" office:value="0.822" calcext:value-type="float">
            <text:p>0.82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22</text:p>
          </table:table-cell>
          <table:table-cell office:value-type="float" office:value="353.93" calcext:value-type="float">
            <text:p>353.93</text:p>
          </table:table-cell>
          <table:table-cell office:value-type="float" office:value="198.21" calcext:value-type="float">
            <text:p>198.21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21-12-29T01:18:18Z</text:p>
          </table:table-cell>
          <table:table-cell office:value-type="string" calcext:value-type="string">
            <text:p>2021-12-29T16:44:17Z</text:p>
          </table:table-cell>
          <table:table-cell office:value-type="string" calcext:value-type="string">
            <text:p>2021-12-29T16:54:05Z</text:p>
          </table:table-cell>
          <table:table-cell office:value-type="string" calcext:value-type="string">
            <text:p>SUCCEEDED</text:p>
          </table:table-cell>
          <table:table-cell office:value-type="float" office:value="926920" calcext:value-type="float">
            <text:p>926920</text:p>
          </table:table-cell>
          <table:table-cell office:value-type="float" office:value="49047" calcext:value-type="float">
            <text:p>49047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ens23</text:p>
          </table:table-cell>
          <table:table-cell office:value-type="float" office:value="370.11" calcext:value-type="float">
            <text:p>370.11</text:p>
          </table:table-cell>
          <table:table-cell office:value-type="float" office:value="228.39" calcext:value-type="float">
            <text:p>228.39</text:p>
          </table:table-cell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1-12-29T01:16:36Z</text:p>
          </table:table-cell>
          <table:table-cell office:value-type="string" calcext:value-type="string">
            <text:p>2021-12-29T16:33:18Z</text:p>
          </table:table-cell>
          <table:table-cell office:value-type="string" calcext:value-type="string">
            <text:p>2021-12-29T16:43:23Z</text:p>
          </table:table-cell>
          <table:table-cell office:value-type="string" calcext:value-type="string">
            <text:p>SUCCEEDED</text:p>
          </table:table-cell>
          <table:table-cell office:value-type="float" office:value="926910" calcext:value-type="float">
            <text:p>926910</text:p>
          </table:table-cell>
          <table:table-cell office:value-type="float" office:value="247317" calcext:value-type="float">
            <text:p>247317</text:p>
          </table:table-cell>
          <table:table-cell office:value-type="float" office:value="15.969" calcext:value-type="float">
            <text:p>15.969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24</text:p>
          </table:table-cell>
          <table:table-cell office:value-type="float" office:value="378.452" calcext:value-type="float">
            <text:p>378.452</text:p>
          </table:table-cell>
          <table:table-cell office:value-type="float" office:value="231.43" calcext:value-type="float">
            <text:p>231.43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1-12-29T01:18:13Z</text:p>
          </table:table-cell>
          <table:table-cell office:value-type="string" calcext:value-type="string">
            <text:p>2021-12-29T20:31:22Z</text:p>
          </table:table-cell>
          <table:table-cell office:value-type="string" calcext:value-type="string">
            <text:p>2021-12-29T20:41:58Z</text:p>
          </table:table-cell>
          <table:table-cell office:value-type="string" calcext:value-type="string">
            <text:p>SUCCEEDED</text:p>
          </table:table-cell>
          <table:table-cell office:value-type="float" office:value="926919" calcext:value-type="float">
            <text:p>926919</text:p>
          </table:table-cell>
          <table:table-cell office:value-type="float" office:value="41191" calcext:value-type="float">
            <text:p>41191</text:p>
          </table:table-cell>
          <table:table-cell office:value-type="float" office:value="19.574" calcext:value-type="float">
            <text:p>19.574</text:p>
          </table:table-cell>
          <table:table-cell office:value-type="float" office:value="0.7" calcext:value-type="float">
            <text:p>0.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25</text:p>
          </table:table-cell>
          <table:table-cell office:value-type="float" office:value="394.037" calcext:value-type="float">
            <text:p>394.03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21-12-29T01:37:03Z</text:p>
          </table:table-cell>
          <table:table-cell office:value-type="string" calcext:value-type="string">
            <text:p>2021-12-30T07:18:10Z</text:p>
          </table:table-cell>
          <table:table-cell office:value-type="string" calcext:value-type="string">
            <text:p>2021-12-30T07:29:06Z</text:p>
          </table:table-cell>
          <table:table-cell office:value-type="string" calcext:value-type="string">
            <text:p>SUCCEEDED</text:p>
          </table:table-cell>
          <table:table-cell office:value-type="float" office:value="926994" calcext:value-type="float">
            <text:p>926994</text:p>
          </table:table-cell>
          <table:table-cell office:value-type="float" office:value="169723" calcext:value-type="float">
            <text:p>169723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8" calcext:value-type="float">
            <text:p>0.858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u-ch427-n216-ens26</text:p>
          </table:table-cell>
          <table:table-cell office:value-type="float" office:value="390.368" calcext:value-type="float">
            <text:p>390.368</text:p>
          </table:table-cell>
          <table:table-cell office:value-type="float" office:value="223.87" calcext:value-type="float">
            <text:p>223.87</text:p>
          </table:table-cell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12-29T01:37:10Z</text:p>
          </table:table-cell>
          <table:table-cell office:value-type="string" calcext:value-type="string">
            <text:p>2021-12-30T02:35:20Z</text:p>
          </table:table-cell>
          <table:table-cell office:value-type="string" calcext:value-type="string">
            <text:p>2021-12-30T02:46:34Z</text:p>
          </table:table-cell>
          <table:table-cell office:value-type="string" calcext:value-type="string">
            <text:p>SUCCEEDED</text:p>
          </table:table-cell>
          <table:table-cell office:value-type="float" office:value="926995" calcext:value-type="float">
            <text:p>926995</text:p>
          </table:table-cell>
          <table:table-cell office:value-type="float" office:value="252329" calcext:value-type="float">
            <text:p>252329</text:p>
          </table:table-cell>
          <table:table-cell office:value-type="float" office:value="36.455" calcext:value-type="float">
            <text:p>36.455</text:p>
          </table:table-cell>
          <table:table-cell office:value-type="float" office:value="0.94" calcext:value-type="float">
            <text:p>0.9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-ch427-n216-ens27</text:p>
          </table:table-cell>
          <table:table-cell office:value-type="float" office:value="419.56" calcext:value-type="float">
            <text:p>419.56</text:p>
          </table:table-cell>
          <table:table-cell office:value-type="float" office:value="237.66" calcext:value-type="float">
            <text:p>237.66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1-12-29T01:37:49Z</text:p>
          </table:table-cell>
          <table:table-cell office:value-type="string" calcext:value-type="string">
            <text:p>2021-12-30T03:01:19Z</text:p>
          </table:table-cell>
          <table:table-cell office:value-type="string" calcext:value-type="string">
            <text:p>2021-12-30T03:13:06Z</text:p>
          </table:table-cell>
          <table:table-cell office:value-type="string" calcext:value-type="string">
            <text:p>SUCCEEDED</text:p>
          </table:table-cell>
          <table:table-cell office:value-type="float" office:value="927004" calcext:value-type="float">
            <text:p>927004</text:p>
          </table:table-cell>
          <table:table-cell office:value-type="float" office:value="116309" calcext:value-type="float">
            <text:p>116309</text:p>
          </table:table-cell>
          <table:table-cell office:value-type="float" office:value="38.011" calcext:value-type="float">
            <text:p>38.011</text:p>
          </table:table-cell>
          <table:table-cell office:value-type="float" office:value="1.019" calcext:value-type="float">
            <text:p>1.01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u-ch427-n216-ens28</text:p>
          </table:table-cell>
          <table:table-cell office:value-type="float" office:value="468.646" calcext:value-type="float">
            <text:p>468.646</text:p>
          </table:table-cell>
          <table:table-cell office:value-type="float" office:value="271.03" calcext:value-type="float">
            <text:p>271.03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12-29T01:34:00Z</text:p>
          </table:table-cell>
          <table:table-cell office:value-type="string" calcext:value-type="string">
            <text:p>2021-12-30T02:21:21Z</text:p>
          </table:table-cell>
          <table:table-cell office:value-type="string" calcext:value-type="string">
            <text:p>2021-12-30T02:34:17Z</text:p>
          </table:table-cell>
          <table:table-cell office:value-type="string" calcext:value-type="string">
            <text:p>SUCCEEDED</text:p>
          </table:table-cell>
          <table:table-cell office:value-type="float" office:value="926981" calcext:value-type="float">
            <text:p>926981</text:p>
          </table:table-cell>
          <table:table-cell office:value-type="float" office:value="248343" calcext:value-type="float">
            <text:p>248343</text:p>
          </table:table-cell>
          <table:table-cell office:value-type="float" office:value="45.336" calcext:value-type="float">
            <text:p>45.336</text:p>
          </table:table-cell>
          <table:table-cell table:number-columns-repeated="2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29</text:p>
          </table:table-cell>
          <table:table-cell office:value-type="float" office:value="455.113" calcext:value-type="float">
            <text:p>455.113</text:p>
          </table:table-cell>
          <table:table-cell office:value-type="float" office:value="265.99" calcext:value-type="float">
            <text:p>265.99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021-12-29T01:37:44Z</text:p>
          </table:table-cell>
          <table:table-cell office:value-type="string" calcext:value-type="string">
            <text:p>2021-12-30T02:47:21Z</text:p>
          </table:table-cell>
          <table:table-cell office:value-type="string" calcext:value-type="string">
            <text:p>2021-12-30T03:00:38Z</text:p>
          </table:table-cell>
          <table:table-cell office:value-type="string" calcext:value-type="string">
            <text:p>SUCCEEDED</text:p>
          </table:table-cell>
          <table:table-cell office:value-type="float" office:value="927003" calcext:value-type="float">
            <text:p>927003</text:p>
          </table:table-cell>
          <table:table-cell office:value-type="float" office:value="52959" calcext:value-type="float">
            <text:p>52959</text:p>
          </table:table-cell>
          <table:table-cell office:value-type="float" office:value="30.649" calcext:value-type="float">
            <text:p>30.649</text:p>
          </table:table-cell>
          <table:table-cell office:value-type="float" office:value="1.075" calcext:value-type="float">
            <text:p>1.07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ens30</text:p>
          </table:table-cell>
          <table:table-cell office:value-type="float" office:value="466.456" calcext:value-type="float">
            <text:p>466.456</text:p>
          </table:table-cell>
          <table:table-cell office:value-type="float" office:value="272.92" calcext:value-type="float">
            <text:p>272.92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021-12-29T01:46:11Z</text:p>
          </table:table-cell>
          <table:table-cell office:value-type="string" calcext:value-type="string">
            <text:p>2021-12-30T07:29:42Z</text:p>
          </table:table-cell>
          <table:table-cell office:value-type="string" calcext:value-type="string">
            <text:p>2021-12-30T07:42:07Z</text:p>
          </table:table-cell>
          <table:table-cell office:value-type="string" calcext:value-type="string">
            <text:p>SUCCEEDED</text:p>
          </table:table-cell>
          <table:table-cell office:value-type="float" office:value="927041" calcext:value-type="float">
            <text:p>927041</text:p>
          </table:table-cell>
          <table:table-cell office:value-type="float" office:value="231902" calcext:value-type="float">
            <text:p>231902</text:p>
          </table:table-cell>
          <table:table-cell office:value-type="float" office:value="50.686" calcext:value-type="float">
            <text:p>50.686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u-ch427-n216-ens31</text:p>
          </table:table-cell>
          <table:table-cell office:value-type="float" office:value="482.518" calcext:value-type="float">
            <text:p>482.518</text:p>
          </table:table-cell>
          <table:table-cell office:value-type="float" office:value="304.79" calcext:value-type="float">
            <text:p>304.79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21-12-29T01:47:27Z</text:p>
          </table:table-cell>
          <table:table-cell office:value-type="string" calcext:value-type="string">
            <text:p>2021-12-30T07:17:15Z</text:p>
          </table:table-cell>
          <table:table-cell office:value-type="string" calcext:value-type="string">
            <text:p>2021-12-30T07:30:26Z</text:p>
          </table:table-cell>
          <table:table-cell office:value-type="string" calcext:value-type="string">
            <text:p>SUCCEEDED</text:p>
          </table:table-cell>
          <table:table-cell office:value-type="float" office:value="927047" calcext:value-type="float">
            <text:p>927047</text:p>
          </table:table-cell>
          <table:table-cell office:value-type="float" office:value="178365" calcext:value-type="float">
            <text:p>178365</text:p>
          </table:table-cell>
          <table:table-cell office:value-type="float" office:value="23.274" calcext:value-type="float">
            <text:p>23.27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u-ch427-n216-ens32</text:p>
          </table:table-cell>
          <table:table-cell office:value-type="float" office:value="460.245" calcext:value-type="float">
            <text:p>460.245</text:p>
          </table:table-cell>
          <table:table-cell office:value-type="float" office:value="280.17" calcext:value-type="float">
            <text:p>280.17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1-12-29T01:43:50Z</text:p>
          </table:table-cell>
          <table:table-cell office:value-type="string" calcext:value-type="string">
            <text:p>2021-12-29T21:33:18Z</text:p>
          </table:table-cell>
          <table:table-cell office:value-type="string" calcext:value-type="string">
            <text:p>2021-12-29T21:46:01Z</text:p>
          </table:table-cell>
          <table:table-cell office:value-type="string" calcext:value-type="string">
            <text:p>SUCCEEDED</text:p>
          </table:table-cell>
          <table:table-cell office:value-type="float" office:value="927034" calcext:value-type="float">
            <text:p>927034</text:p>
          </table:table-cell>
          <table:table-cell office:value-type="float" office:value="148325" calcext:value-type="float">
            <text:p>148325</text:p>
          </table:table-cell>
          <table:table-cell office:value-type="float" office:value="17.835" calcext:value-type="float">
            <text:p>17.835</text:p>
          </table:table-cell>
          <table:table-cell office:value-type="float" office:value="1.089" calcext:value-type="float">
            <text:p>1.08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u-ch427-n216-ens33</text:p>
          </table:table-cell>
          <table:table-cell office:value-type="float" office:value="481.415" calcext:value-type="float">
            <text:p>481.415</text:p>
          </table:table-cell>
          <table:table-cell office:value-type="float" office:value="288.32" calcext:value-type="float">
            <text:p>288.32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21-12-29T01:45:29Z</text:p>
          </table:table-cell>
          <table:table-cell office:value-type="string" calcext:value-type="string">
            <text:p>2021-12-29T23:35:27Z</text:p>
          </table:table-cell>
          <table:table-cell office:value-type="string" calcext:value-type="string">
            <text:p>2021-12-29T23:48:54Z</text:p>
          </table:table-cell>
          <table:table-cell office:value-type="string" calcext:value-type="string">
            <text:p>SUCCEEDED</text:p>
          </table:table-cell>
          <table:table-cell office:value-type="float" office:value="927040" calcext:value-type="float">
            <text:p>927040</text:p>
          </table:table-cell>
          <table:table-cell office:value-type="float" office:value="190039" calcext:value-type="float">
            <text:p>190039</text:p>
          </table:table-cell>
          <table:table-cell office:value-type="float" office:value="16.026" calcext:value-type="float">
            <text:p>16.0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u-ch427-n216-ens34</text:p>
          </table:table-cell>
          <table:table-cell office:value-type="float" office:value="462.55" calcext:value-type="float">
            <text:p>462.55</text:p>
          </table:table-cell>
          <table:table-cell office:value-type="float" office:value="285.39" calcext:value-type="float">
            <text:p>285.39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29T21:59:25Z</text:p>
          </table:table-cell>
          <table:table-cell office:value-type="string" calcext:value-type="string">
            <text:p>2021-12-29T22:12:33Z</text:p>
          </table:table-cell>
          <table:table-cell office:value-type="string" calcext:value-type="string">
            <text:p>SUCCEEDED</text:p>
          </table:table-cell>
          <table:table-cell office:value-type="float" office:value="927043" calcext:value-type="float">
            <text:p>927043</text:p>
          </table:table-cell>
          <table:table-cell office:value-type="float" office:value="236417" calcext:value-type="float">
            <text:p>236417</text:p>
          </table:table-cell>
          <table:table-cell office:value-type="float" office:value="19.011" calcext:value-type="float">
            <text:p>19.011</text:p>
          </table:table-cell>
          <table:table-cell office:value-type="float" office:value="1.249" calcext:value-type="float">
            <text:p>1.2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216-ens35</text:p>
          </table:table-cell>
          <table:table-cell office:value-type="float" office:value="556.334" calcext:value-type="float">
            <text:p>556.334</text:p>
          </table:table-cell>
          <table:table-cell office:value-type="float" office:value="320.27" calcext:value-type="float">
            <text:p>320.27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2021-12-29T01:46:31Z</text:p>
          </table:table-cell>
          <table:table-cell office:value-type="string" calcext:value-type="string">
            <text:p>2021-12-29T23:50:26Z</text:p>
          </table:table-cell>
          <table:table-cell office:value-type="string" calcext:value-type="string">
            <text:p>2021-12-30T00:05:22Z</text:p>
          </table:table-cell>
          <table:table-cell office:value-type="string" calcext:value-type="string">
            <text:p>SUCCEEDED</text:p>
          </table:table-cell>
          <table:table-cell office:value-type="float" office:value="927044" calcext:value-type="float">
            <text:p>927044</text:p>
          </table:table-cell>
          <table:table-cell office:value-type="float" office:value="73452" calcext:value-type="float">
            <text:p>7345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147" calcext:value-type="float">
            <text:p>1.147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36</text:p>
          </table:table-cell>
          <table:table-cell office:value-type="float" office:value="542.664" calcext:value-type="float">
            <text:p>542.664</text:p>
          </table:table-cell>
          <table:table-cell office:value-type="float" office:value="300.86" calcext:value-type="float">
            <text:p>300.8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30T02:41:24Z</text:p>
          </table:table-cell>
          <table:table-cell office:value-type="string" calcext:value-type="string">
            <text:p>2021-12-30T02:56:23Z</text:p>
          </table:table-cell>
          <table:table-cell office:value-type="string" calcext:value-type="string">
            <text:p>SUCCEEDED</text:p>
          </table:table-cell>
          <table:table-cell office:value-type="float" office:value="927042" calcext:value-type="float">
            <text:p>927042</text:p>
          </table:table-cell>
          <table:table-cell office:value-type="float" office:value="47709" calcext:value-type="float">
            <text:p>47709</text:p>
          </table:table-cell>
          <table:table-cell office:value-type="float" office:value="59.391" calcext:value-type="float">
            <text:p>59.391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ens37</text:p>
          </table:table-cell>
          <table:table-cell office:value-type="float" office:value="591.035" calcext:value-type="float">
            <text:p>591.035</text:p>
          </table:table-cell>
          <table:table-cell office:value-type="float" office:value="298.63" calcext:value-type="float">
            <text:p>298.63</text:p>
          </table:table-cell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1-12-29T01:47:15Z</text:p>
          </table:table-cell>
          <table:table-cell office:value-type="string" calcext:value-type="string">
            <text:p>2021-12-29T22:14:24Z</text:p>
          </table:table-cell>
          <table:table-cell office:value-type="string" calcext:value-type="string">
            <text:p>2021-12-29T22:30:21Z</text:p>
          </table:table-cell>
          <table:table-cell office:value-type="string" calcext:value-type="string">
            <text:p>SUCCEEDED</text:p>
          </table:table-cell>
          <table:table-cell office:value-type="float" office:value="927045" calcext:value-type="float">
            <text:p>927045</text:p>
          </table:table-cell>
          <table:table-cell office:value-type="float" office:value="39592" calcext:value-type="float">
            <text:p>39592</text:p>
          </table:table-cell>
          <table:table-cell office:value-type="float" office:value="61.95" calcext:value-type="float">
            <text:p>61.95</text:p>
          </table:table-cell>
          <table:table-cell office:value-type="float" office:value="1.227" calcext:value-type="float">
            <text:p>1.22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u-ch427-n216-ens38</text:p>
          </table:table-cell>
          <table:table-cell office:value-type="float" office:value="515.299" calcext:value-type="float">
            <text:p>515.299</text:p>
          </table:table-cell>
          <table:table-cell office:value-type="float" office:value="333.62" calcext:value-type="float">
            <text:p>333.62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21-12-29T01:47:41Z</text:p>
          </table:table-cell>
          <table:table-cell office:value-type="string" calcext:value-type="string">
            <text:p>2021-12-30T00:07:29Z</text:p>
          </table:table-cell>
          <table:table-cell office:value-type="string" calcext:value-type="string">
            <text:p>2021-12-30T00:22:09Z</text:p>
          </table:table-cell>
          <table:table-cell office:value-type="string" calcext:value-type="string">
            <text:p>SUCCEEDED</text:p>
          </table:table-cell>
          <table:table-cell office:value-type="float" office:value="927050" calcext:value-type="float">
            <text:p>927050</text:p>
          </table:table-cell>
          <table:table-cell office:value-type="float" office:value="137048" calcext:value-type="float">
            <text:p>137048</text:p>
          </table:table-cell>
          <table:table-cell office:value-type="float" office:value="27.023" calcext:value-type="float">
            <text:p>27.023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39</text:p>
          </table:table-cell>
          <table:table-cell office:value-type="float" office:value="721.461" calcext:value-type="float">
            <text:p>721.461</text:p>
          </table:table-cell>
          <table:table-cell office:value-type="float" office:value="337.11" calcext:value-type="float">
            <text:p>337.11</text:p>
          </table:table-cell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67.122" calcext:value-type="float">
            <text:p>67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u-ch427-n216-ens40</text:p>
          </table:table-cell>
          <table:table-cell office:value-type="float" office:value="604.5" calcext:value-type="float">
            <text:p>604.5</text:p>
          </table:table-cell>
          <table:table-cell office:value-type="float" office:value="404.96" calcext:value-type="float">
            <text:p>404.96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16.713" calcext:value-type="float">
            <text:p>16.713</text:p>
          </table:table-cell>
          <table:table-cell office:value-type="float" office:value="1.155" calcext:value-type="float">
            <text:p>1.15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512-ens00</text:p>
          </table:table-cell>
          <table:table-cell office:value-type="float" office:value="4684.209" calcext:value-type="float">
            <text:p>4684.209</text:p>
          </table:table-cell>
          <table:table-cell office:value-type="float" office:value="89.76" calcext:value-type="float">
            <text:p>89.7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27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06:48Z</text:p>
          </table:table-cell>
          <table:table-cell office:value-type="string" calcext:value-type="string">
            <text:p>SUCCEEDED</text:p>
          </table:table-cell>
          <table:table-cell office:value-type="float" office:value="931658" calcext:value-type="float">
            <text:p>931658</text:p>
          </table:table-cell>
          <table:table-cell office:value-type="float" office:value="163263" calcext:value-type="float">
            <text:p>163263</text:p>
          </table:table-cell>
          <table:table-cell office:value-type="float" office:value="154.076" calcext:value-type="float">
            <text:p>154.076</text:p>
          </table:table-cell>
          <table:table-cell office:value-type="float" office:value="32.081" calcext:value-type="float">
            <text:p>32.081</text:p>
          </table:table-cell>
          <table:table-cell office:value-type="float" office:value="31.133" calcext:value-type="float">
            <text:p>31.133</text:p>
          </table:table-cell>
        </table:table-row>
        <table:table-row table:style-name="ro1">
          <table:table-cell office:value-type="string" calcext:value-type="string">
            <text:p>u-ch427-n512-ens01</text:p>
          </table:table-cell>
          <table:table-cell office:value-type="float" office:value="5156.412" calcext:value-type="float">
            <text:p>5156.412</text:p>
          </table:table-cell>
          <table:table-cell office:value-type="float" office:value="94.38" calcext:value-type="float">
            <text:p>94.38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49Z</text:p>
          </table:table-cell>
          <table:table-cell office:value-type="string" calcext:value-type="string">
            <text:p>2021-12-31T10:18:24Z</text:p>
          </table:table-cell>
          <table:table-cell office:value-type="string" calcext:value-type="string">
            <text:p>2021-12-31T11:45:03Z</text:p>
          </table:table-cell>
          <table:table-cell office:value-type="string" calcext:value-type="string">
            <text:p>SUCCEEDED</text:p>
          </table:table-cell>
          <table:table-cell office:value-type="float" office:value="931660" calcext:value-type="float">
            <text:p>931660</text:p>
          </table:table-cell>
          <table:table-cell office:value-type="float" office:value="31306" calcext:value-type="float">
            <text:p>31306</text:p>
          </table:table-cell>
          <table:table-cell office:value-type="float" office:value="163.643" calcext:value-type="float">
            <text:p>163.643</text:p>
          </table:table-cell>
          <table:table-cell office:value-type="float" office:value="36.866" calcext:value-type="float">
            <text:p>36.866</text:p>
          </table:table-cell>
          <table:table-cell office:value-type="float" office:value="34.372" calcext:value-type="float">
            <text:p>34.372</text:p>
          </table:table-cell>
        </table:table-row>
        <table:table-row table:style-name="ro1">
          <table:table-cell office:value-type="string" calcext:value-type="string">
            <text:p>u-ch427-n512-ens02</text:p>
          </table:table-cell>
          <table:table-cell office:value-type="float" office:value="5254.168" calcext:value-type="float">
            <text:p>5254.168</text:p>
          </table:table-cell>
          <table:table-cell office:value-type="float" office:value="129.64" calcext:value-type="float">
            <text:p>129.6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2-31T07:07:54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16:44Z</text:p>
          </table:table-cell>
          <table:table-cell office:value-type="string" calcext:value-type="string">
            <text:p>SUCCEEDED</text:p>
          </table:table-cell>
          <table:table-cell office:value-type="float" office:value="931661" calcext:value-type="float">
            <text:p>931661</text:p>
          </table:table-cell>
          <table:table-cell office:value-type="float" office:value="221317" calcext:value-type="float">
            <text:p>221317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35.008" calcext:value-type="float">
            <text:p>35.008</text:p>
          </table:table-cell>
          <table:table-cell office:value-type="float" office:value="35.294" calcext:value-type="float">
            <text:p>35.294</text:p>
          </table:table-cell>
        </table:table-row>
        <table:table-row table:style-name="ro1">
          <table:table-cell office:value-type="string" calcext:value-type="string">
            <text:p>u-ch427-n512-ens03</text:p>
          </table:table-cell>
          <table:table-cell office:value-type="float" office:value="5300.894" calcext:value-type="float">
            <text:p>5300.894</text:p>
          </table:table-cell>
          <table:table-cell office:value-type="float" office:value="161.24" calcext:value-type="float">
            <text:p>161.24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31T07:13:01Z</text:p>
          </table:table-cell>
          <table:table-cell office:value-type="string" calcext:value-type="string">
            <text:p>2022-01-01T16:29:11Z</text:p>
          </table:table-cell>
          <table:table-cell office:value-type="string" calcext:value-type="string">
            <text:p>2022-01-01T17:58:25Z</text:p>
          </table:table-cell>
          <table:table-cell office:value-type="string" calcext:value-type="string">
            <text:p>SUCCEEDED</text:p>
          </table:table-cell>
          <table:table-cell office:value-type="float" office:value="931681" calcext:value-type="float">
            <text:p>931681</text:p>
          </table:table-cell>
          <table:table-cell office:value-type="float" office:value="58649" calcext:value-type="float">
            <text:p>58649</text:p>
          </table:table-cell>
          <table:table-cell office:value-type="float" office:value="163.333" calcext:value-type="float">
            <text:p>163.333</text:p>
          </table:table-cell>
          <table:table-cell office:value-type="float" office:value="35.417" calcext:value-type="float">
            <text:p>35.417</text:p>
          </table:table-cell>
          <table:table-cell office:value-type="float" office:value="36.124" calcext:value-type="float">
            <text:p>36.124</text:p>
          </table:table-cell>
        </table:table-row>
        <table:table-row table:style-name="ro1">
          <table:table-cell office:value-type="string" calcext:value-type="string">
            <text:p>u-ch427-n512-ens04</text:p>
          </table:table-cell>
          <table:table-cell office:value-type="float" office:value="5306.128" calcext:value-type="float">
            <text:p>5306.128</text:p>
          </table:table-cell>
          <table:table-cell office:value-type="float" office:value="171.25" calcext:value-type="float">
            <text:p>171.25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1-02T07:05:02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01Z</text:p>
          </table:table-cell>
          <table:table-cell office:value-type="string" calcext:value-type="string">
            <text:p>SUCCEEDED</text:p>
          </table:table-cell>
          <table:table-cell office:value-type="float" office:value="934876" calcext:value-type="float">
            <text:p>934876</text:p>
          </table:table-cell>
          <table:table-cell office:value-type="float" office:value="215513" calcext:value-type="float">
            <text:p>215513</text:p>
          </table:table-cell>
          <table:table-cell office:value-type="float" office:value="168.948" calcext:value-type="float">
            <text:p>168.948</text:p>
          </table:table-cell>
          <table:table-cell office:value-type="float" office:value="34.564" calcext:value-type="float">
            <text:p>34.564</text:p>
          </table:table-cell>
          <table:table-cell office:value-type="float" office:value="35.106" calcext:value-type="float">
            <text:p>35.106</text:p>
          </table:table-cell>
        </table:table-row>
        <table:table-row table:style-name="ro1">
          <table:table-cell office:value-type="string" calcext:value-type="string">
            <text:p>u-ch427-n512-ens06</text:p>
          </table:table-cell>
          <table:table-cell office:value-type="float" office:value="5302.947" calcext:value-type="float">
            <text:p>5302.947</text:p>
          </table:table-cell>
          <table:table-cell office:value-type="float" office:value="207.32" calcext:value-type="float">
            <text:p>207.32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2-01-02T07:10:08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25Z</text:p>
          </table:table-cell>
          <table:table-cell office:value-type="string" calcext:value-type="string">
            <text:p>SUCCEEDED</text:p>
          </table:table-cell>
          <table:table-cell office:value-type="float" office:value="934880" calcext:value-type="float">
            <text:p>934880</text:p>
          </table:table-cell>
          <table:table-cell office:value-type="float" office:value="52294" calcext:value-type="float">
            <text:p>52294</text:p>
          </table:table-cell>
          <table:table-cell office:value-type="float" office:value="172.221" calcext:value-type="float">
            <text:p>172.221</text:p>
          </table:table-cell>
          <table:table-cell office:value-type="float" office:value="33.2" calcext:value-type="float">
            <text:p>33.2</text:p>
          </table:table-cell>
          <table:table-cell office:value-type="float" office:value="34.732" calcext:value-type="float">
            <text:p>34.732</text:p>
          </table:table-cell>
        </table:table-row>
        <table:table-row table:style-name="ro1">
          <table:table-cell office:value-type="string" calcext:value-type="string">
            <text:p>u-ch427-n512-ens08</text:p>
          </table:table-cell>
          <table:table-cell office:value-type="float" office:value="5617.45" calcext:value-type="float">
            <text:p>5617.45</text:p>
          </table:table-cell>
          <table:table-cell office:value-type="float" office:value="224.1" calcext:value-type="float">
            <text:p>224.1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22-01-02T07:10:24Z</text:p>
          </table:table-cell>
          <table:table-cell office:value-type="string" calcext:value-type="string">
            <text:p>2022-01-02T09:53:26Z</text:p>
          </table:table-cell>
          <table:table-cell office:value-type="string" calcext:value-type="string">
            <text:p>2022-01-02T11:28:50Z</text:p>
          </table:table-cell>
          <table:table-cell office:value-type="string" calcext:value-type="string">
            <text:p>SUCCEEDED</text:p>
          </table:table-cell>
          <table:table-cell office:value-type="float" office:value="934882" calcext:value-type="float">
            <text:p>934882</text:p>
          </table:table-cell>
          <table:table-cell office:value-type="float" office:value="236588" calcext:value-type="float">
            <text:p>236588</text:p>
          </table:table-cell>
          <table:table-cell office:value-type="float" office:value="183.271" calcext:value-type="float">
            <text:p>183.2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6.618" calcext:value-type="float">
            <text:p>36.618</text:p>
          </table:table-cell>
        </table:table-row>
        <table:table-row table:style-name="ro1">
          <table:table-cell office:value-type="string" calcext:value-type="string">
            <text:p>u-ch427-n512-ens09</text:p>
          </table:table-cell>
          <table:table-cell office:value-type="float" office:value="5667.935" calcext:value-type="float">
            <text:p>5667.935</text:p>
          </table:table-cell>
          <table:table-cell office:value-type="float" office:value="250.95" calcext:value-type="float">
            <text:p>250.95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22-01-02T07:40:43Z</text:p>
          </table:table-cell>
          <table:table-cell office:value-type="string" calcext:value-type="string">
            <text:p>2022-01-02T14:09:21Z</text:p>
          </table:table-cell>
          <table:table-cell office:value-type="string" calcext:value-type="string">
            <text:p>2022-01-02T15:46:14Z</text:p>
          </table:table-cell>
          <table:table-cell office:value-type="string" calcext:value-type="string">
            <text:p>SUCCEEDED</text:p>
          </table:table-cell>
          <table:table-cell office:value-type="float" office:value="934916" calcext:value-type="float">
            <text:p>934916</text:p>
          </table:table-cell>
          <table:table-cell office:value-type="float" office:value="38582" calcext:value-type="float">
            <text:p>38582</text:p>
          </table:table-cell>
          <table:table-cell office:value-type="float" office:value="174.988" calcext:value-type="float">
            <text:p>174.988</text:p>
          </table:table-cell>
          <table:table-cell office:value-type="float" office:value="39.636" calcext:value-type="float">
            <text:p>39.636</text:p>
          </table:table-cell>
          <table:table-cell office:value-type="float" office:value="36.604" calcext:value-type="float">
            <text:p>36.604</text:p>
          </table:table-cell>
        </table:table-row>
        <table:table-row table:style-name="ro1">
          <table:table-cell office:value-type="string" calcext:value-type="string">
            <text:p>u-ch427-n512-ens23</text:p>
          </table:table-cell>
          <table:table-cell office:value-type="float" office:value="5950.742" calcext:value-type="float">
            <text:p>5950.742</text:p>
          </table:table-cell>
          <table:table-cell office:value-type="float" office:value="447.31" calcext:value-type="float">
            <text:p>447.31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2-01-02T07:47:06Z</text:p>
          </table:table-cell>
          <table:table-cell office:value-type="string" calcext:value-type="string">
            <text:p>2022-01-02T12:07:23Z</text:p>
          </table:table-cell>
          <table:table-cell office:value-type="string" calcext:value-type="string">
            <text:p>2022-01-02T13:52:28Z</text:p>
          </table:table-cell>
          <table:table-cell office:value-type="string" calcext:value-type="string">
            <text:p>SUCCEEDED</text:p>
          </table:table-cell>
          <table:table-cell office:value-type="float" office:value="934942" calcext:value-type="float">
            <text:p>934942</text:p>
          </table:table-cell>
          <table:table-cell office:value-type="float" office:value="139612" calcext:value-type="float">
            <text:p>139612</text:p>
          </table:table-cell>
          <table:table-cell office:value-type="float" office:value="196.352" calcext:value-type="float">
            <text:p>196.352</text:p>
          </table:table-cell>
          <table:table-cell office:value-type="float" office:value="42.281" calcext:value-type="float">
            <text:p>42.281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u-ch427-n96-ens00</text:p>
          </table:table-cell>
          <table:table-cell office:value-type="float" office:value="59.27" calcext:value-type="float">
            <text:p>59.27</text:p>
          </table:table-cell>
          <table:table-cell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0:52:15Z</text:p>
          </table:table-cell>
          <table:table-cell office:value-type="string" calcext:value-type="string">
            <text:p>2021-12-26T20:53:27Z</text:p>
          </table:table-cell>
          <table:table-cell office:value-type="string" calcext:value-type="string">
            <text:p>2021-12-26T20:54:41Z</text:p>
          </table:table-cell>
          <table:table-cell office:value-type="string" calcext:value-type="string">
            <text:p>SUCCEEDED</text:p>
          </table:table-cell>
          <table:table-cell office:value-type="float" office:value="921810" calcext:value-type="float">
            <text:p>921810</text:p>
          </table:table-cell>
          <table:table-cell office:value-type="float" office:value="128434" calcext:value-type="float">
            <text:p>128434</text:p>
          </table:table-cell>
          <table:table-cell office:value-type="float" office:value="6.139" calcext:value-type="float">
            <text:p>6.139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ens01</text:p>
          </table:table-cell>
          <table:table-cell office:value-type="float" office:value="58.912" calcext:value-type="float">
            <text:p>58.912</text:p>
          </table:table-cell>
          <table:table-cell office:value-type="float" office:value="10.74" calcext:value-type="float">
            <text:p>10.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2Z</text:p>
          </table:table-cell>
          <table:table-cell office:value-type="string" calcext:value-type="string">
            <text:p>2021-12-26T22:17:35Z</text:p>
          </table:table-cell>
          <table:table-cell office:value-type="string" calcext:value-type="string">
            <text:p>SUCCEEDED</text:p>
          </table:table-cell>
          <table:table-cell office:value-type="float" office:value="921941" calcext:value-type="float">
            <text:p>921941</text:p>
          </table:table-cell>
          <table:table-cell office:value-type="float" office:value="201494" calcext:value-type="float">
            <text:p>201494</text:p>
          </table:table-cell>
          <table:table-cell office:value-type="float" office:value="6.608" calcext:value-type="float">
            <text:p>6.6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2</text:p>
          </table:table-cell>
          <table:table-cell office:value-type="float" office:value="60.563" calcext:value-type="float">
            <text:p>60.563</text:p>
          </table:table-cell>
          <table:table-cell office:value-type="float" office:value="12.23" calcext:value-type="float">
            <text:p>12.2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7Z</text:p>
          </table:table-cell>
          <table:table-cell office:value-type="string" calcext:value-type="string">
            <text:p>2021-12-26T22:21:42Z</text:p>
          </table:table-cell>
          <table:table-cell office:value-type="string" calcext:value-type="string">
            <text:p>SUCCEEDED</text:p>
          </table:table-cell>
          <table:table-cell office:value-type="float" office:value="921940" calcext:value-type="float">
            <text:p>921940</text:p>
          </table:table-cell>
          <table:table-cell office:value-type="float" office:value="236476" calcext:value-type="float">
            <text:p>236476</text:p>
          </table:table-cell>
          <table:table-cell office:value-type="float" office:value="6.052" calcext:value-type="float">
            <text:p>6.0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ens03</text:p>
          </table:table-cell>
          <table:table-cell office:value-type="float" office:value="59.729" calcext:value-type="float">
            <text:p>59.729</text:p>
          </table:table-cell>
          <table:table-cell office:value-type="float" office:value="13.67" calcext:value-type="float">
            <text:p>13.6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8Z</text:p>
          </table:table-cell>
          <table:table-cell office:value-type="string" calcext:value-type="string">
            <text:p>2021-12-26T22:21:43Z</text:p>
          </table:table-cell>
          <table:table-cell office:value-type="string" calcext:value-type="string">
            <text:p>SUCCEEDED</text:p>
          </table:table-cell>
          <table:table-cell office:value-type="float" office:value="921939" calcext:value-type="float">
            <text:p>921939</text:p>
          </table:table-cell>
          <table:table-cell office:value-type="float" office:value="117998" calcext:value-type="float">
            <text:p>117998</text:p>
          </table:table-cell>
          <table:table-cell office:value-type="float" office:value="3.994" calcext:value-type="float">
            <text:p>3.9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ens04</text:p>
          </table:table-cell>
          <table:table-cell office:value-type="float" office:value="64.119" calcext:value-type="float">
            <text:p>64.119</text:p>
          </table:table-cell>
          <table:table-cell office:value-type="float" office:value="15.16" calcext:value-type="float">
            <text:p>15.1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9:18Z</text:p>
          </table:table-cell>
          <table:table-cell office:value-type="string" calcext:value-type="string">
            <text:p>2021-12-26T22:20:39Z</text:p>
          </table:table-cell>
          <table:table-cell office:value-type="string" calcext:value-type="string">
            <text:p>SUCCEEDED</text:p>
          </table:table-cell>
          <table:table-cell office:value-type="float" office:value="921938" calcext:value-type="float">
            <text:p>921938</text:p>
          </table:table-cell>
          <table:table-cell office:value-type="float" office:value="178189" calcext:value-type="float">
            <text:p>178189</text:p>
          </table:table-cell>
          <table:table-cell office:value-type="float" office:value="6.342" calcext:value-type="float">
            <text:p>6.3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ens05</text:p>
          </table:table-cell>
          <table:table-cell office:value-type="float" office:value="81.187" calcext:value-type="float">
            <text:p>81.187</text:p>
          </table:table-cell>
          <table:table-cell office:value-type="float" office:value="30.63" calcext:value-type="float">
            <text:p>30.6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3:27Z</text:p>
          </table:table-cell>
          <table:table-cell office:value-type="string" calcext:value-type="string">
            <text:p>2021-12-26T22:15:24Z</text:p>
          </table:table-cell>
          <table:table-cell office:value-type="string" calcext:value-type="string">
            <text:p>SUCCEEDED</text:p>
          </table:table-cell>
          <table:table-cell office:value-type="float" office:value="921936" calcext:value-type="float">
            <text:p>921936</text:p>
          </table:table-cell>
          <table:table-cell office:value-type="float" office:value="203485" calcext:value-type="float">
            <text:p>203485</text:p>
          </table:table-cell>
          <table:table-cell office:value-type="float" office:value="7.773" calcext:value-type="float">
            <text:p>7.773</text:p>
          </table:table-cell>
          <table:table-cell office:value-type="float" office:value="0.37" calcext:value-type="float">
            <text:p>0.37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6</text:p>
          </table:table-cell>
          <table:table-cell office:value-type="float" office:value="83.006" calcext:value-type="float">
            <text:p>83.006</text:p>
          </table:table-cell>
          <table:table-cell office:value-type="float" office:value="32.27" calcext:value-type="float">
            <text:p>32.2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09:13Z</text:p>
          </table:table-cell>
          <table:table-cell office:value-type="string" calcext:value-type="string">
            <text:p>2021-12-26T22:11:14Z</text:p>
          </table:table-cell>
          <table:table-cell office:value-type="string" calcext:value-type="string">
            <text:p>SUCCEEDED</text:p>
          </table:table-cell>
          <table:table-cell office:value-type="float" office:value="921935" calcext:value-type="float">
            <text:p>921935</text:p>
          </table:table-cell>
          <table:table-cell office:value-type="float" office:value="35468" calcext:value-type="float">
            <text:p>35468</text:p>
          </table:table-cell>
          <table:table-cell office:value-type="float" office:value="7.515" calcext:value-type="float">
            <text:p>7.515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7</text:p>
          </table:table-cell>
          <table:table-cell office:value-type="float" office:value="85.762" calcext:value-type="float">
            <text:p>85.762</text:p>
          </table:table-cell>
          <table:table-cell office:value-type="float" office:value="33.2" calcext:value-type="float">
            <text:p>33.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3Z</text:p>
          </table:table-cell>
          <table:table-cell office:value-type="string" calcext:value-type="string">
            <text:p>2021-12-26T22:18:25Z</text:p>
          </table:table-cell>
          <table:table-cell office:value-type="string" calcext:value-type="string">
            <text:p>SUCCEEDED</text:p>
          </table:table-cell>
          <table:table-cell office:value-type="float" office:value="921937" calcext:value-type="float">
            <text:p>921937</text:p>
          </table:table-cell>
          <table:table-cell office:value-type="float" office:value="204893" calcext:value-type="float">
            <text:p>204893</text:p>
          </table:table-cell>
          <table:table-cell office:value-type="float" office:value="8.952" calcext:value-type="float">
            <text:p>8.95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8</text:p>
          </table:table-cell>
          <table:table-cell office:value-type="float" office:value="85.608" calcext:value-type="float">
            <text:p>85.608</text:p>
          </table:table-cell>
          <table:table-cell office:value-type="float" office:value="34.35" calcext:value-type="float">
            <text:p>34.3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8:25Z</text:p>
          </table:table-cell>
          <table:table-cell office:value-type="string" calcext:value-type="string">
            <text:p>2021-12-26T22:30:27Z</text:p>
          </table:table-cell>
          <table:table-cell office:value-type="string" calcext:value-type="string">
            <text:p>SUCCEEDED</text:p>
          </table:table-cell>
          <table:table-cell office:value-type="float" office:value="921947" calcext:value-type="float">
            <text:p>921947</text:p>
          </table:table-cell>
          <table:table-cell office:value-type="float" office:value="18711" calcext:value-type="float">
            <text:p>18711</text:p>
          </table:table-cell>
          <table:table-cell office:value-type="float" office:value="7.234" calcext:value-type="float">
            <text:p>7.234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9</text:p>
          </table:table-cell>
          <table:table-cell office:value-type="float" office:value="88.297" calcext:value-type="float">
            <text:p>88.297</text:p>
          </table:table-cell>
          <table:table-cell office:value-type="float" office:value="35.93" calcext:value-type="float">
            <text:p>35.9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8:23Z</text:p>
          </table:table-cell>
          <table:table-cell office:value-type="string" calcext:value-type="string">
            <text:p>2021-12-26T22:40:31Z</text:p>
          </table:table-cell>
          <table:table-cell office:value-type="string" calcext:value-type="string">
            <text:p>SUCCEEDED</text:p>
          </table:table-cell>
          <table:table-cell office:value-type="float" office:value="921948" calcext:value-type="float">
            <text:p>921948</text:p>
          </table:table-cell>
          <table:table-cell office:value-type="float" office:value="150653" calcext:value-type="float">
            <text:p>150653</text:p>
          </table:table-cell>
          <table:table-cell office:value-type="float" office:value="7.731" calcext:value-type="float">
            <text:p>7.73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36.6" calcext:value-type="float">
            <text:p>36.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5:17Z</text:p>
          </table:table-cell>
          <table:table-cell office:value-type="string" calcext:value-type="string">
            <text:p>2021-12-26T22:37:39Z</text:p>
          </table:table-cell>
          <table:table-cell office:value-type="string" calcext:value-type="string">
            <text:p>SUCCEEDED</text:p>
          </table:table-cell>
          <table:table-cell office:value-type="float" office:value="921943" calcext:value-type="float">
            <text:p>921943</text:p>
          </table:table-cell>
          <table:table-cell office:value-type="float" office:value="133419" calcext:value-type="float">
            <text:p>133419</text:p>
          </table:table-cell>
          <table:table-cell office:value-type="float" office:value="21.172" calcext:value-type="float">
            <text:p>21.1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03.534" calcext:value-type="float">
            <text:p>103.534</text:p>
          </table:table-cell>
          <table:table-cell office:value-type="float" office:value="36.3" calcext:value-type="float">
            <text:p>36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7:27Z</text:p>
          </table:table-cell>
          <table:table-cell office:value-type="string" calcext:value-type="string">
            <text:p>2021-12-26T22:19:51Z</text:p>
          </table:table-cell>
          <table:table-cell office:value-type="string" calcext:value-type="string">
            <text:p>SUCCEEDED</text:p>
          </table:table-cell>
          <table:table-cell office:value-type="float" office:value="921942" calcext:value-type="float">
            <text:p>921942</text:p>
          </table:table-cell>
          <table:table-cell office:value-type="float" office:value="9161" calcext:value-type="float">
            <text:p>9161</text:p>
          </table:table-cell>
          <table:table-cell office:value-type="float" office:value="21.942" calcext:value-type="float">
            <text:p>21.9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37.89" calcext:value-type="float">
            <text:p>37.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3:26Z</text:p>
          </table:table-cell>
          <table:table-cell office:value-type="string" calcext:value-type="string">
            <text:p>2021-12-26T22:15:48Z</text:p>
          </table:table-cell>
          <table:table-cell office:value-type="string" calcext:value-type="string">
            <text:p>SUCCEEDED</text:p>
          </table:table-cell>
          <table:table-cell office:value-type="float" office:value="921944" calcext:value-type="float">
            <text:p>921944</text:p>
          </table:table-cell>
          <table:table-cell office:value-type="float" office:value="252285" calcext:value-type="float">
            <text:p>252285</text:p>
          </table:table-cell>
          <table:table-cell office:value-type="float" office:value="18.291" calcext:value-type="float">
            <text:p>18.2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7.76" calcext:value-type="float">
            <text:p>37.76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1:23Z</text:p>
          </table:table-cell>
          <table:table-cell office:value-type="string" calcext:value-type="string">
            <text:p>2021-12-26T22:23:51Z</text:p>
          </table:table-cell>
          <table:table-cell office:value-type="string" calcext:value-type="string">
            <text:p>SUCCEEDED</text:p>
          </table:table-cell>
          <table:table-cell office:value-type="float" office:value="921945" calcext:value-type="float">
            <text:p>921945</text:p>
          </table:table-cell>
          <table:table-cell office:value-type="float" office:value="27182" calcext:value-type="float">
            <text:p>27182</text:p>
          </table:table-cell>
          <table:table-cell office:value-type="float" office:value="22.604" calcext:value-type="float">
            <text:p>22.6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8.389" calcext:value-type="float">
            <text:p>108.389</text:p>
          </table:table-cell>
          <table:table-cell office:value-type="float" office:value="54.04" calcext:value-type="float">
            <text:p>54.0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4:27Z</text:p>
          </table:table-cell>
          <table:table-cell office:value-type="string" calcext:value-type="string">
            <text:p>2021-12-27T00:06:57Z</text:p>
          </table:table-cell>
          <table:table-cell office:value-type="string" calcext:value-type="string">
            <text:p>SUCCEEDED</text:p>
          </table:table-cell>
          <table:table-cell office:value-type="float" office:value="921951" calcext:value-type="float">
            <text:p>921951</text:p>
          </table:table-cell>
          <table:table-cell office:value-type="float" office:value="192476" calcext:value-type="float">
            <text:p>192476</text:p>
          </table:table-cell>
          <table:table-cell office:value-type="float" office:value="7.63" calcext:value-type="float">
            <text:p>7.6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55.41" calcext:value-type="float">
            <text:p>55.4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8:28Z</text:p>
          </table:table-cell>
          <table:table-cell office:value-type="string" calcext:value-type="string">
            <text:p>2021-12-27T00:11:19Z</text:p>
          </table:table-cell>
          <table:table-cell office:value-type="string" calcext:value-type="string">
            <text:p>SUCCEEDED</text:p>
          </table:table-cell>
          <table:table-cell office:value-type="float" office:value="921953" calcext:value-type="float">
            <text:p>921953</text:p>
          </table:table-cell>
          <table:table-cell office:value-type="float" office:value="210400" calcext:value-type="float">
            <text:p>210400</text:p>
          </table:table-cell>
          <table:table-cell office:value-type="float" office:value="7.572" calcext:value-type="float">
            <text:p>7.572</text:p>
          </table:table-cell>
          <table:table-cell office:value-type="float" office:value="0.44" calcext:value-type="float">
            <text:p>0.4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56.15" calcext:value-type="float">
            <text:p>56.1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41:24Z</text:p>
          </table:table-cell>
          <table:table-cell office:value-type="string" calcext:value-type="string">
            <text:p>2021-12-26T22:44:17Z</text:p>
          </table:table-cell>
          <table:table-cell office:value-type="string" calcext:value-type="string">
            <text:p>SUCCEEDED</text:p>
          </table:table-cell>
          <table:table-cell office:value-type="float" office:value="921949" calcext:value-type="float">
            <text:p>921949</text:p>
          </table:table-cell>
          <table:table-cell office:value-type="float" office:value="24344" calcext:value-type="float">
            <text:p>24344</text:p>
          </table:table-cell>
          <table:table-cell office:value-type="float" office:value="7.597" calcext:value-type="float">
            <text:p>7.5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2.886" calcext:value-type="float">
            <text:p>112.886</text:p>
          </table:table-cell>
          <table:table-cell office:value-type="float" office:value="56.81" calcext:value-type="float">
            <text:p>56.8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57:27Z</text:p>
          </table:table-cell>
          <table:table-cell office:value-type="string" calcext:value-type="string">
            <text:p>2021-12-27T01:00:22Z</text:p>
          </table:table-cell>
          <table:table-cell office:value-type="string" calcext:value-type="string">
            <text:p>SUCCEEDED</text:p>
          </table:table-cell>
          <table:table-cell office:value-type="float" office:value="921952" calcext:value-type="float">
            <text:p>921952</text:p>
          </table:table-cell>
          <table:table-cell office:value-type="float" office:value="80083" calcext:value-type="float">
            <text:p>80083</text:p>
          </table:table-cell>
          <table:table-cell office:value-type="float" office:value="7.56" calcext:value-type="float">
            <text:p>7.56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3.115" calcext:value-type="float">
            <text:p>113.115</text:p>
          </table:table-cell>
          <table:table-cell office:value-type="float" office:value="54.65" calcext:value-type="float">
            <text:p>54.6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14:28Z</text:p>
          </table:table-cell>
          <table:table-cell office:value-type="string" calcext:value-type="string">
            <text:p>2021-12-27T00:17:22Z</text:p>
          </table:table-cell>
          <table:table-cell office:value-type="string" calcext:value-type="string">
            <text:p>SUCCEEDED</text:p>
          </table:table-cell>
          <table:table-cell office:value-type="float" office:value="921950" calcext:value-type="float">
            <text:p>921950</text:p>
          </table:table-cell>
          <table:table-cell office:value-type="float" office:value="19258" calcext:value-type="float">
            <text:p>19258</text:p>
          </table:table-cell>
          <table:table-cell office:value-type="float" office:value="9.52" calcext:value-type="float">
            <text:p>9.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ens19</text:p>
          </table:table-cell>
          <table:table-cell office:value-type="float" office:value="113.04" calcext:value-type="float">
            <text:p>113.04</text:p>
          </table:table-cell>
          <table:table-cell office:value-type="float" office:value="56.2" calcext:value-type="float">
            <text:p>56.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1:04:22Z</text:p>
          </table:table-cell>
          <table:table-cell office:value-type="string" calcext:value-type="string">
            <text:p>2021-12-27T01:07:18Z</text:p>
          </table:table-cell>
          <table:table-cell office:value-type="string" calcext:value-type="string">
            <text:p>SUCCEEDED</text:p>
          </table:table-cell>
          <table:table-cell office:value-type="float" office:value="921954" calcext:value-type="float">
            <text:p>921954</text:p>
          </table:table-cell>
          <table:table-cell office:value-type="float" office:value="26671" calcext:value-type="float">
            <text:p>26671</text:p>
          </table:table-cell>
          <table:table-cell office:value-type="float" office:value="8.591" calcext:value-type="float">
            <text:p>8.591</text:p>
          </table:table-cell>
          <table:table-cell office:value-type="float" office:value="0.469" calcext:value-type="float">
            <text:p>0.469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0</text:p>
          </table:table-cell>
          <table:table-cell office:value-type="float" office:value="115.321" calcext:value-type="float">
            <text:p>115.321</text:p>
          </table:table-cell>
          <table:table-cell office:value-type="float" office:value="60.46" calcext:value-type="float">
            <text:p>60.4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33:29Z</text:p>
          </table:table-cell>
          <table:table-cell office:value-type="string" calcext:value-type="string">
            <text:p>2021-12-26T22:36:32Z</text:p>
          </table:table-cell>
          <table:table-cell office:value-type="string" calcext:value-type="string">
            <text:p>SUCCEEDED</text:p>
          </table:table-cell>
          <table:table-cell office:value-type="float" office:value="921955" calcext:value-type="float">
            <text:p>921955</text:p>
          </table:table-cell>
          <table:table-cell office:value-type="float" office:value="36202" calcext:value-type="float">
            <text:p>36202</text:p>
          </table:table-cell>
          <table:table-cell office:value-type="float" office:value="7.525" calcext:value-type="float">
            <text:p>7.5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ens21</text:p>
          </table:table-cell>
          <table:table-cell office:value-type="float" office:value="129.676" calcext:value-type="float">
            <text:p>129.676</text:p>
          </table:table-cell>
          <table:table-cell office:value-type="float" office:value="72.29" calcext:value-type="float">
            <text:p>72.2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2:19:22Z</text:p>
          </table:table-cell>
          <table:table-cell office:value-type="string" calcext:value-type="string">
            <text:p>2021-12-27T02:22:36Z</text:p>
          </table:table-cell>
          <table:table-cell office:value-type="string" calcext:value-type="string">
            <text:p>SUCCEEDED</text:p>
          </table:table-cell>
          <table:table-cell office:value-type="float" office:value="921956" calcext:value-type="float">
            <text:p>921956</text:p>
          </table:table-cell>
          <table:table-cell office:value-type="float" office:value="15156" calcext:value-type="float">
            <text:p>15156</text:p>
          </table:table-cell>
          <table:table-cell office:value-type="float" office:value="8.232" calcext:value-type="float">
            <text:p>8.2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ens22</text:p>
          </table:table-cell>
          <table:table-cell office:value-type="float" office:value="137.958" calcext:value-type="float">
            <text:p>137.958</text:p>
          </table:table-cell>
          <table:table-cell office:value-type="float" office:value="73.74" calcext:value-type="float">
            <text:p>73.74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26T22:03:10Z</text:p>
          </table:table-cell>
          <table:table-cell office:value-type="string" calcext:value-type="string">
            <text:p>2021-12-27T02:23:27Z</text:p>
          </table:table-cell>
          <table:table-cell office:value-type="string" calcext:value-type="string">
            <text:p>2021-12-27T02:26:49Z</text:p>
          </table:table-cell>
          <table:table-cell office:value-type="string" calcext:value-type="string">
            <text:p>SUCCEEDED</text:p>
          </table:table-cell>
          <table:table-cell office:value-type="float" office:value="921957" calcext:value-type="float">
            <text:p>921957</text:p>
          </table:table-cell>
          <table:table-cell office:value-type="float" office:value="33644" calcext:value-type="float">
            <text:p>33644</text:p>
          </table:table-cell>
          <table:table-cell office:value-type="float" office:value="9.051" calcext:value-type="float">
            <text:p>9.051</text:p>
          </table:table-cell>
          <table:table-cell office:value-type="float" office:value="0.394" calcext:value-type="float">
            <text:p>0.394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u-ch427-n96-ens23</text:p>
          </table:table-cell>
          <table:table-cell office:value-type="float" office:value="132.146" calcext:value-type="float">
            <text:p>132.146</text:p>
          </table:table-cell>
          <table:table-cell office:value-type="float" office:value="72.46" calcext:value-type="float">
            <text:p>72.46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26T21:21:15Z</text:p>
          </table:table-cell>
          <table:table-cell office:value-type="string" calcext:value-type="string">
            <text:p>2021-12-27T01:12:23Z</text:p>
          </table:table-cell>
          <table:table-cell office:value-type="string" calcext:value-type="string">
            <text:p>2021-12-27T01:15:40Z</text:p>
          </table:table-cell>
          <table:table-cell office:value-type="string" calcext:value-type="string">
            <text:p>SUCCEEDED</text:p>
          </table:table-cell>
          <table:table-cell office:value-type="float" office:value="921881" calcext:value-type="float">
            <text:p>921881</text:p>
          </table:table-cell>
          <table:table-cell office:value-type="float" office:value="117332" calcext:value-type="float">
            <text:p>117332</text:p>
          </table:table-cell>
          <table:table-cell office:value-type="float" office:value="8.443" calcext:value-type="float">
            <text:p>8.443</text:p>
          </table:table-cell>
          <table:table-cell office:value-type="float" office:value="0.391" calcext:value-type="float">
            <text:p>0.391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4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60.43" calcext:value-type="float">
            <text:p>60.4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26T21:21:32Z</text:p>
          </table:table-cell>
          <table:table-cell office:value-type="string" calcext:value-type="string">
            <text:p>2021-12-27T01:16:28Z</text:p>
          </table:table-cell>
          <table:table-cell office:value-type="string" calcext:value-type="string">
            <text:p>2021-12-27T01:20:08Z</text:p>
          </table:table-cell>
          <table:table-cell office:value-type="string" calcext:value-type="string">
            <text:p>SUCCEEDED</text:p>
          </table:table-cell>
          <table:table-cell office:value-type="float" office:value="921900" calcext:value-type="float">
            <text:p>921900</text:p>
          </table:table-cell>
          <table:table-cell office:value-type="float" office:value="25002" calcext:value-type="float">
            <text:p>25002</text:p>
          </table:table-cell>
          <table:table-cell office:value-type="float" office:value="21.493" calcext:value-type="float">
            <text:p>21.4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25</text:p>
          </table:table-cell>
          <table:table-cell office:value-type="float" office:value="135.967" calcext:value-type="float">
            <text:p>135.967</text:p>
          </table:table-cell>
          <table:table-cell office:value-type="float" office:value="75.42" calcext:value-type="float">
            <text:p>75.42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1-12-26T21:21:37Z</text:p>
          </table:table-cell>
          <table:table-cell office:value-type="string" calcext:value-type="string">
            <text:p>2021-12-27T00:19:30Z</text:p>
          </table:table-cell>
          <table:table-cell office:value-type="string" calcext:value-type="string">
            <text:p>2021-12-27T00:22:53Z</text:p>
          </table:table-cell>
          <table:table-cell office:value-type="string" calcext:value-type="string">
            <text:p>SUCCEEDED</text:p>
          </table:table-cell>
          <table:table-cell office:value-type="float" office:value="921901" calcext:value-type="float">
            <text:p>921901</text:p>
          </table:table-cell>
          <table:table-cell office:value-type="float" office:value="37840" calcext:value-type="float">
            <text:p>37840</text:p>
          </table:table-cell>
          <table:table-cell office:value-type="float" office:value="7.664" calcext:value-type="float">
            <text:p>7.6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26</text:p>
          </table:table-cell>
          <table:table-cell office:value-type="float" office:value="137.879" calcext:value-type="float">
            <text:p>137.879</text:p>
          </table:table-cell>
          <table:table-cell office:value-type="float" office:value="62.78" calcext:value-type="float">
            <text:p>62.7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1-12-26T22:39:57Z</text:p>
          </table:table-cell>
          <table:table-cell office:value-type="string" calcext:value-type="string">
            <text:p>2021-12-27T02:29:21Z</text:p>
          </table:table-cell>
          <table:table-cell office:value-type="string" calcext:value-type="string">
            <text:p>2021-12-27T02:33:04Z</text:p>
          </table:table-cell>
          <table:table-cell office:value-type="string" calcext:value-type="string">
            <text:p>SUCCEEDED</text:p>
          </table:table-cell>
          <table:table-cell office:value-type="float" office:value="922129" calcext:value-type="float">
            <text:p>922129</text:p>
          </table:table-cell>
          <table:table-cell office:value-type="float" office:value="110114" calcext:value-type="float">
            <text:p>110114</text:p>
          </table:table-cell>
          <table:table-cell office:value-type="float" office:value="20.624" calcext:value-type="float">
            <text:p>20.6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ens2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64.32" calcext:value-type="float">
            <text:p>64.32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12-26T22:40:10Z</text:p>
          </table:table-cell>
          <table:table-cell office:value-type="string" calcext:value-type="string">
            <text:p>2021-12-27T02:34:23Z</text:p>
          </table:table-cell>
          <table:table-cell office:value-type="string" calcext:value-type="string">
            <text:p>2021-12-27T02:38:06Z</text:p>
          </table:table-cell>
          <table:table-cell office:value-type="string" calcext:value-type="string">
            <text:p>SUCCEEDED</text:p>
          </table:table-cell>
          <table:table-cell office:value-type="float" office:value="922130" calcext:value-type="float">
            <text:p>922130</text:p>
          </table:table-cell>
          <table:table-cell office:value-type="float" office:value="129260" calcext:value-type="float">
            <text:p>129260</text:p>
          </table:table-cell>
          <table:table-cell office:value-type="float" office:value="20.724" calcext:value-type="float">
            <text:p>20.7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28</text:p>
          </table:table-cell>
          <table:table-cell office:value-type="float" office:value="143.063" calcext:value-type="float">
            <text:p>143.063</text:p>
          </table:table-cell>
          <table:table-cell office:value-type="float" office:value="63.58" calcext:value-type="float">
            <text:p>63.5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1-12-26T22:40:25Z</text:p>
          </table:table-cell>
          <table:table-cell office:value-type="string" calcext:value-type="string">
            <text:p>2021-12-27T02:40:22Z</text:p>
          </table:table-cell>
          <table:table-cell office:value-type="string" calcext:value-type="string">
            <text:p>2021-12-27T02:44:11Z</text:p>
          </table:table-cell>
          <table:table-cell office:value-type="string" calcext:value-type="string">
            <text:p>SUCCEEDED</text:p>
          </table:table-cell>
          <table:table-cell office:value-type="float" office:value="922131" calcext:value-type="float">
            <text:p>922131</text:p>
          </table:table-cell>
          <table:table-cell office:value-type="float" office:value="148542" calcext:value-type="float">
            <text:p>148542</text:p>
          </table:table-cell>
          <table:table-cell office:value-type="float" office:value="21.889" calcext:value-type="float">
            <text:p>21.8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ens29</text:p>
          </table:table-cell>
          <table:table-cell office:value-type="float" office:value="142.655" calcext:value-type="float">
            <text:p>142.655</text:p>
          </table:table-cell>
          <table:table-cell office:value-type="float" office:value="78.46" calcext:value-type="float">
            <text:p>78.46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12-26T23:00:38Z</text:p>
          </table:table-cell>
          <table:table-cell office:value-type="string" calcext:value-type="string">
            <text:p>2021-12-27T02:49:26Z</text:p>
          </table:table-cell>
          <table:table-cell office:value-type="string" calcext:value-type="string">
            <text:p>2021-12-27T02:53:16Z</text:p>
          </table:table-cell>
          <table:table-cell office:value-type="string" calcext:value-type="string">
            <text:p>SUCCEEDED</text:p>
          </table:table-cell>
          <table:table-cell office:value-type="float" office:value="922210" calcext:value-type="float">
            <text:p>922210</text:p>
          </table:table-cell>
          <table:table-cell office:value-type="float" office:value="107625" calcext:value-type="float">
            <text:p>107625</text:p>
          </table:table-cell>
          <table:table-cell office:value-type="float" office:value="8.684" calcext:value-type="float">
            <text:p>8.68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ens30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79.21" calcext:value-type="float">
            <text:p>79.2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1-12-26T23:00:47Z</text:p>
          </table:table-cell>
          <table:table-cell office:value-type="string" calcext:value-type="string">
            <text:p>2021-12-27T02:54:22Z</text:p>
          </table:table-cell>
          <table:table-cell office:value-type="string" calcext:value-type="string">
            <text:p>2021-12-27T02:58:12Z</text:p>
          </table:table-cell>
          <table:table-cell office:value-type="string" calcext:value-type="string">
            <text:p>SUCCEEDED</text:p>
          </table:table-cell>
          <table:table-cell office:value-type="float" office:value="922211" calcext:value-type="float">
            <text:p>922211</text:p>
          </table:table-cell>
          <table:table-cell office:value-type="float" office:value="126915" calcext:value-type="float">
            <text:p>126915</text:p>
          </table:table-cell>
          <table:table-cell office:value-type="float" office:value="7.608" calcext:value-type="float">
            <text:p>7.60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ens31</text:p>
          </table:table-cell>
          <table:table-cell office:value-type="float" office:value="147.285" calcext:value-type="float">
            <text:p>147.285</text:p>
          </table:table-cell>
          <table:table-cell office:value-type="float" office:value="67.28" calcext:value-type="float">
            <text:p>67.28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1-12-26T23:00:57Z</text:p>
          </table:table-cell>
          <table:table-cell office:value-type="string" calcext:value-type="string">
            <text:p>2021-12-27T03:10:27Z</text:p>
          </table:table-cell>
          <table:table-cell office:value-type="string" calcext:value-type="string">
            <text:p>2021-12-27T03:14:22Z</text:p>
          </table:table-cell>
          <table:table-cell office:value-type="string" calcext:value-type="string">
            <text:p>SUCCEEDED</text:p>
          </table:table-cell>
          <table:table-cell office:value-type="float" office:value="922212" calcext:value-type="float">
            <text:p>922212</text:p>
          </table:table-cell>
          <table:table-cell office:value-type="float" office:value="183855" calcext:value-type="float">
            <text:p>183855</text:p>
          </table:table-cell>
          <table:table-cell office:value-type="float" office:value="21.5" calcext:value-type="float">
            <text:p>21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2</text:p>
          </table:table-cell>
          <table:table-cell office:value-type="float" office:value="150.241" calcext:value-type="float">
            <text:p>150.241</text:p>
          </table:table-cell>
          <table:table-cell office:value-type="float" office:value="76.07" calcext:value-type="float">
            <text:p>76.07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12-26T23:01:10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1Z</text:p>
          </table:table-cell>
          <table:table-cell office:value-type="string" calcext:value-type="string">
            <text:p>SUCCEEDED</text:p>
          </table:table-cell>
          <table:table-cell office:value-type="float" office:value="922213" calcext:value-type="float">
            <text:p>922213</text:p>
          </table:table-cell>
          <table:table-cell office:value-type="float" office:value="49260" calcext:value-type="float">
            <text:p>49260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45" calcext:value-type="float">
            <text:p>0.45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3</text:p>
          </table:table-cell>
          <table:table-cell office:value-type="float" office:value="152.079" calcext:value-type="float">
            <text:p>152.079</text:p>
          </table:table-cell>
          <table:table-cell office:value-type="float" office:value="67.04" calcext:value-type="float">
            <text:p>67.04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1-12-26T23:01:22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5Z</text:p>
          </table:table-cell>
          <table:table-cell office:value-type="string" calcext:value-type="string">
            <text:p>SUCCEEDED</text:p>
          </table:table-cell>
          <table:table-cell office:value-type="float" office:value="922214" calcext:value-type="float">
            <text:p>922214</text:p>
          </table:table-cell>
          <table:table-cell office:value-type="float" office:value="205503" calcext:value-type="float">
            <text:p>205503</text:p>
          </table:table-cell>
          <table:table-cell office:value-type="float" office:value="19.479" calcext:value-type="float">
            <text:p>19.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34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81.62" calcext:value-type="float">
            <text:p>81.62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21-12-26T23:06:35Z</text:p>
          </table:table-cell>
          <table:table-cell office:value-type="string" calcext:value-type="string">
            <text:p>2021-12-27T03:37:23Z</text:p>
          </table:table-cell>
          <table:table-cell office:value-type="string" calcext:value-type="string">
            <text:p>2021-12-27T03:41:42Z</text:p>
          </table:table-cell>
          <table:table-cell office:value-type="string" calcext:value-type="string">
            <text:p>SUCCEEDED</text:p>
          </table:table-cell>
          <table:table-cell office:value-type="float" office:value="922220" calcext:value-type="float">
            <text:p>922220</text:p>
          </table:table-cell>
          <table:table-cell office:value-type="float" office:value="218648" calcext:value-type="float">
            <text:p>218648</text:p>
          </table:table-cell>
          <table:table-cell office:value-type="float" office:value="7.768" calcext:value-type="float">
            <text:p>7.768</text:p>
          </table:table-cell>
          <table:table-cell office:value-type="float" office:value="0.446" calcext:value-type="float">
            <text:p>0.44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5</text:p>
          </table:table-cell>
          <table:table-cell office:value-type="float" office:value="146.502" calcext:value-type="float">
            <text:p>146.502</text:p>
          </table:table-cell>
          <table:table-cell office:value-type="float" office:value="81.44" calcext:value-type="float">
            <text:p>81.44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21-12-26T22:49:22Z</text:p>
          </table:table-cell>
          <table:table-cell office:value-type="string" calcext:value-type="string">
            <text:p>2021-12-27T02:59:20Z</text:p>
          </table:table-cell>
          <table:table-cell office:value-type="string" calcext:value-type="string">
            <text:p>2021-12-27T03:03:36Z</text:p>
          </table:table-cell>
          <table:table-cell office:value-type="string" calcext:value-type="string">
            <text:p>SUCCEEDED</text:p>
          </table:table-cell>
          <table:table-cell office:value-type="float" office:value="922141" calcext:value-type="float">
            <text:p>922141</text:p>
          </table:table-cell>
          <table:table-cell office:value-type="float" office:value="197262" calcext:value-type="float">
            <text:p>197262</text:p>
          </table:table-cell>
          <table:table-cell office:value-type="float" office:value="8.129" calcext:value-type="float">
            <text:p>8.1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96-ens3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83.48" calcext:value-type="float">
            <text:p>83.48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1-12-26T22:49:26Z</text:p>
          </table:table-cell>
          <table:table-cell office:value-type="string" calcext:value-type="string">
            <text:p>2021-12-27T03:04:25Z</text:p>
          </table:table-cell>
          <table:table-cell office:value-type="string" calcext:value-type="string">
            <text:p>2021-12-27T03:08:58Z</text:p>
          </table:table-cell>
          <table:table-cell office:value-type="string" calcext:value-type="string">
            <text:p>SUCCEEDED</text:p>
          </table:table-cell>
          <table:table-cell office:value-type="float" office:value="922142" calcext:value-type="float">
            <text:p>922142</text:p>
          </table:table-cell>
          <table:table-cell office:value-type="float" office:value="217202" calcext:value-type="float">
            <text:p>217202</text:p>
          </table:table-cell>
          <table:table-cell office:value-type="float" office:value="19.892" calcext:value-type="float">
            <text:p>19.8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7</text:p>
          </table:table-cell>
          <table:table-cell office:value-type="float" office:value="154.401" calcext:value-type="float">
            <text:p>154.401</text:p>
          </table:table-cell>
          <table:table-cell office:value-type="float" office:value="85.08" calcext:value-type="float">
            <text:p>85.0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12-26T23:03:32Z</text:p>
          </table:table-cell>
          <table:table-cell office:value-type="string" calcext:value-type="string">
            <text:p>2021-12-27T03:28:22Z</text:p>
          </table:table-cell>
          <table:table-cell office:value-type="string" calcext:value-type="string">
            <text:p>2021-12-27T03:32:46Z</text:p>
          </table:table-cell>
          <table:table-cell office:value-type="string" calcext:value-type="string">
            <text:p>SUCCEEDED</text:p>
          </table:table-cell>
          <table:table-cell office:value-type="float" office:value="922215" calcext:value-type="float">
            <text:p>922215</text:p>
          </table:table-cell>
          <table:table-cell office:value-type="float" office:value="240107" calcext:value-type="float">
            <text:p>240107</text:p>
          </table:table-cell>
          <table:table-cell office:value-type="float" office:value="8.481" calcext:value-type="float">
            <text:p>8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8</text:p>
          </table:table-cell>
          <table:table-cell office:value-type="float" office:value="168.48" calcext:value-type="float">
            <text:p>168.48</text:p>
          </table:table-cell>
          <table:table-cell office:value-type="float" office:value="84.14" calcext:value-type="float">
            <text:p>84.1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1-12-29T15:18:36Z</text:p>
          </table:table-cell>
          <table:table-cell office:value-type="string" calcext:value-type="string">
            <text:p>2021-12-29T15:26:31Z</text:p>
          </table:table-cell>
          <table:table-cell office:value-type="string" calcext:value-type="string">
            <text:p>2021-12-29T15:31:11Z</text:p>
          </table:table-cell>
          <table:table-cell office:value-type="string" calcext:value-type="string">
            <text:p>SUCCEEDED</text:p>
          </table:table-cell>
          <table:table-cell office:value-type="float" office:value="928061" calcext:value-type="float">
            <text:p>928061</text:p>
          </table:table-cell>
          <table:table-cell office:value-type="float" office:value="259355" calcext:value-type="float">
            <text:p>259355</text:p>
          </table:table-cell>
          <table:table-cell office:value-type="float" office:value="22.229" calcext:value-type="float">
            <text:p>22.22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9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86.23" calcext:value-type="float">
            <text:p>86.23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12-26T23:08:34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3:49Z</text:p>
          </table:table-cell>
          <table:table-cell office:value-type="string" calcext:value-type="string">
            <text:p>SUCCEEDED</text:p>
          </table:table-cell>
          <table:table-cell office:value-type="float" office:value="922221" calcext:value-type="float">
            <text:p>922221</text:p>
          </table:table-cell>
          <table:table-cell office:value-type="float" office:value="165563" calcext:value-type="float">
            <text:p>165563</text:p>
          </table:table-cell>
          <table:table-cell office:value-type="float" office:value="7.088" calcext:value-type="float">
            <text:p>7.08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ens40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98.22" calcext:value-type="float">
            <text:p>98.22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21-12-26T23:08:41Z</text:p>
          </table:table-cell>
          <table:table-cell office:value-type="string" calcext:value-type="string">
            <text:p>2021-12-27T03:22:24Z</text:p>
          </table:table-cell>
          <table:table-cell office:value-type="string" calcext:value-type="string">
            <text:p>2021-12-27T03:27:08Z</text:p>
          </table:table-cell>
          <table:table-cell office:value-type="string" calcext:value-type="string">
            <text:p>SUCCEEDED</text:p>
          </table:table-cell>
          <table:table-cell office:value-type="float" office:value="922222" calcext:value-type="float">
            <text:p>922222</text:p>
          </table:table-cell>
          <table:table-cell office:value-type="float" office:value="225090" calcext:value-type="float">
            <text:p>225090</text:p>
          </table:table-cell>
          <table:table-cell office:value-type="float" office:value="9.164" calcext:value-type="float">
            <text:p>9.16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41</text:p>
          </table:table-cell>
          <table:table-cell office:value-type="float" office:value="172.657" calcext:value-type="float">
            <text:p>172.657</text:p>
          </table:table-cell>
          <table:table-cell office:value-type="float" office:value="98.7" calcext:value-type="float">
            <text:p>98.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1-12-26T23:22:17Z</text:p>
          </table:table-cell>
          <table:table-cell office:value-type="string" calcext:value-type="string">
            <text:p>2021-12-27T03:40:21Z</text:p>
          </table:table-cell>
          <table:table-cell office:value-type="string" calcext:value-type="string">
            <text:p>2021-12-27T03:45:05Z</text:p>
          </table:table-cell>
          <table:table-cell office:value-type="string" calcext:value-type="string">
            <text:p>SUCCEEDED</text:p>
          </table:table-cell>
          <table:table-cell office:value-type="float" office:value="922239" calcext:value-type="float">
            <text:p>922239</text:p>
          </table:table-cell>
          <table:table-cell office:value-type="float" office:value="29567" calcext:value-type="float">
            <text:p>29567</text:p>
          </table:table-cell>
          <table:table-cell office:value-type="float" office:value="8.573" calcext:value-type="float">
            <text:p>8.57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42</text:p>
          </table:table-cell>
          <table:table-cell office:value-type="float" office:value="172.808" calcext:value-type="float">
            <text:p>172.808</text:p>
          </table:table-cell>
          <table:table-cell office:value-type="float" office:value="99.99" calcext:value-type="float">
            <text:p>99.9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21-12-26T23:22:26Z</text:p>
          </table:table-cell>
          <table:table-cell office:value-type="string" calcext:value-type="string">
            <text:p>2021-12-27T03:34:20Z</text:p>
          </table:table-cell>
          <table:table-cell office:value-type="string" calcext:value-type="string">
            <text:p>2021-12-27T03:39:05Z</text:p>
          </table:table-cell>
          <table:table-cell office:value-type="string" calcext:value-type="string">
            <text:p>SUCCEEDED</text:p>
          </table:table-cell>
          <table:table-cell office:value-type="float" office:value="922240" calcext:value-type="float">
            <text:p>922240</text:p>
          </table:table-cell>
          <table:table-cell office:value-type="float" office:value="8974" calcext:value-type="float">
            <text:p>8974</text:p>
          </table:table-cell>
          <table:table-cell office:value-type="float" office:value="10.055" calcext:value-type="float">
            <text:p>10.0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ens43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81.59" calcext:value-type="float">
            <text:p>81.5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12-26T23:22:32Z</text:p>
          </table:table-cell>
          <table:table-cell office:value-type="string" calcext:value-type="string">
            <text:p>2021-12-27T03:35:22Z</text:p>
          </table:table-cell>
          <table:table-cell office:value-type="string" calcext:value-type="string">
            <text:p>2021-12-27T03:40:37Z</text:p>
          </table:table-cell>
          <table:table-cell office:value-type="string" calcext:value-type="string">
            <text:p>SUCCEEDED</text:p>
          </table:table-cell>
          <table:table-cell office:value-type="float" office:value="922241" calcext:value-type="float">
            <text:p>922241</text:p>
          </table:table-cell>
          <table:table-cell office:value-type="float" office:value="20635" calcext:value-type="float">
            <text:p>20635</text:p>
          </table:table-cell>
          <table:table-cell office:value-type="float" office:value="28.017" calcext:value-type="float">
            <text:p>28.01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ens44</text:p>
          </table:table-cell>
          <table:table-cell office:value-type="float" office:value="184.31" calcext:value-type="float">
            <text:p>184.31</text:p>
          </table:table-cell>
          <table:table-cell office:value-type="float" office:value="91.52" calcext:value-type="float">
            <text:p>91.5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1-12-26T23:22:40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3" calcext:value-type="float">
            <text:p>922243</text:p>
          </table:table-cell>
          <table:table-cell office:value-type="float" office:value="96842" calcext:value-type="float">
            <text:p>96842</text:p>
          </table:table-cell>
          <table:table-cell office:value-type="float" office:value="17.248" calcext:value-type="float">
            <text:p>17.2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ens45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02.22" calcext:value-type="float">
            <text:p>102.22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1-12-26T23:22:53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4" calcext:value-type="float">
            <text:p>922244</text:p>
          </table:table-cell>
          <table:table-cell office:value-type="float" office:value="197446" calcext:value-type="float">
            <text:p>197446</text:p>
          </table:table-cell>
          <table:table-cell office:value-type="float" office:value="6.511" calcext:value-type="float">
            <text:p>6.511</text:p>
          </table:table-cell>
          <table:table-cell office:value-type="float" office:value="0.58" calcext:value-type="float">
            <text:p>0.5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96-ens46</text:p>
          </table:table-cell>
          <table:table-cell office:value-type="float" office:value="190.656" calcext:value-type="float">
            <text:p>190.656</text:p>
          </table:table-cell>
          <table:table-cell office:value-type="float" office:value="103.37" calcext:value-type="float">
            <text:p>103.37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21-12-28T00:09:31Z</text:p>
          </table:table-cell>
          <table:table-cell office:value-type="string" calcext:value-type="string">
            <text:p>2021-12-28T00:27:27Z</text:p>
          </table:table-cell>
          <table:table-cell office:value-type="string" calcext:value-type="string">
            <text:p>2021-12-28T00:32:33Z</text:p>
          </table:table-cell>
          <table:table-cell office:value-type="string" calcext:value-type="string">
            <text:p>SUCCEEDED</text:p>
          </table:table-cell>
          <table:table-cell office:value-type="float" office:value="924629" calcext:value-type="float">
            <text:p>924629</text:p>
          </table:table-cell>
          <table:table-cell office:value-type="float" office:value="232585" calcext:value-type="float">
            <text:p>232585</text:p>
          </table:table-cell>
          <table:table-cell office:value-type="float" office:value="9.423" calcext:value-type="float">
            <text:p>9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47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103.63" calcext:value-type="float">
            <text:p>103.63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21-12-27T22:15:42Z</text:p>
          </table:table-cell>
          <table:table-cell office:value-type="string" calcext:value-type="string">
            <text:p>2021-12-27T22:16:26Z</text:p>
          </table:table-cell>
          <table:table-cell office:value-type="string" calcext:value-type="string">
            <text:p>2021-12-27T22:21:42Z</text:p>
          </table:table-cell>
          <table:table-cell office:value-type="string" calcext:value-type="string">
            <text:p>SUCCEEDED</text:p>
          </table:table-cell>
          <table:table-cell office:value-type="float" office:value="924288" calcext:value-type="float">
            <text:p>924288</text:p>
          </table:table-cell>
          <table:table-cell office:value-type="float" office:value="201208" calcext:value-type="float">
            <text:p>201208</text:p>
          </table:table-cell>
          <table:table-cell office:value-type="float" office:value="8.824" calcext:value-type="float">
            <text:p>8.8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ens48</text:p>
          </table:table-cell>
          <table:table-cell office:value-type="float" office:value="180.643" calcext:value-type="float">
            <text:p>180.643</text:p>
          </table:table-cell>
          <table:table-cell office:value-type="float" office:value="103.28" calcext:value-type="float">
            <text:p>103.28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1-12-27T22:19:22Z</text:p>
          </table:table-cell>
          <table:table-cell office:value-type="string" calcext:value-type="string">
            <text:p>2021-12-27T23:22:26Z</text:p>
          </table:table-cell>
          <table:table-cell office:value-type="string" calcext:value-type="string">
            <text:p>2021-12-27T23:27:23Z</text:p>
          </table:table-cell>
          <table:table-cell office:value-type="string" calcext:value-type="string">
            <text:p>SUCCEEDED</text:p>
          </table:table-cell>
          <table:table-cell office:value-type="float" office:value="924293" calcext:value-type="float">
            <text:p>924293</text:p>
          </table:table-cell>
          <table:table-cell office:value-type="float" office:value="92216" calcext:value-type="float">
            <text:p>92216</text:p>
          </table:table-cell>
          <table:table-cell office:value-type="float" office:value="9.575" calcext:value-type="float">
            <text:p>9.575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ens49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03.89" calcext:value-type="float">
            <text:p>103.89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12-28T01:28:54Z</text:p>
          </table:table-cell>
          <table:table-cell office:value-type="string" calcext:value-type="string">
            <text:p>2021-12-28T01:36:24Z</text:p>
          </table:table-cell>
          <table:table-cell office:value-type="string" calcext:value-type="string">
            <text:p>2021-12-28T01:41:44Z</text:p>
          </table:table-cell>
          <table:table-cell office:value-type="string" calcext:value-type="string">
            <text:p>SUCCEEDED</text:p>
          </table:table-cell>
          <table:table-cell office:value-type="float" office:value="924935" calcext:value-type="float">
            <text:p>924935</text:p>
          </table:table-cell>
          <table:table-cell office:value-type="float" office:value="39497" calcext:value-type="float">
            <text:p>39497</text:p>
          </table:table-cell>
          <table:table-cell office:value-type="float" office:value="9.762" calcext:value-type="float">
            <text:p>9.762</text:p>
          </table:table-cell>
          <table:table-cell office:value-type="float" office:value="4.868" calcext:value-type="float">
            <text:p>4.86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96-ens50</text:p>
          </table:table-cell>
          <table:table-cell office:value-type="float" office:value="192.923" calcext:value-type="float">
            <text:p>192.923</text:p>
          </table:table-cell>
          <table:table-cell office:value-type="float" office:value="110.52" calcext:value-type="float">
            <text:p>110.52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-12-28T01:29:39Z</text:p>
          </table:table-cell>
          <table:table-cell office:value-type="string" calcext:value-type="string">
            <text:p>2021-12-28T04:06:25Z</text:p>
          </table:table-cell>
          <table:table-cell office:value-type="string" calcext:value-type="string">
            <text:p>2021-12-28T04:11:54Z</text:p>
          </table:table-cell>
          <table:table-cell office:value-type="string" calcext:value-type="string">
            <text:p>SUCCEEDED</text:p>
          </table:table-cell>
          <table:table-cell office:value-type="float" office:value="924936" calcext:value-type="float">
            <text:p>924936</text:p>
          </table:table-cell>
          <table:table-cell office:value-type="float" office:value="236261" calcext:value-type="float">
            <text:p>236261</text:p>
          </table:table-cell>
          <table:table-cell office:value-type="float" office:value="9.066" calcext:value-type="float">
            <text:p>9.06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51</text:p>
          </table:table-cell>
          <table:table-cell office:value-type="float" office:value="187.767" calcext:value-type="float">
            <text:p>187.767</text:p>
          </table:table-cell>
          <table:table-cell office:value-type="float" office:value="105.52" calcext:value-type="float">
            <text:p>105.52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-12-27T13:50:40Z</text:p>
          </table:table-cell>
          <table:table-cell office:value-type="string" calcext:value-type="string">
            <text:p>2021-12-27T19:00:26Z</text:p>
          </table:table-cell>
          <table:table-cell office:value-type="string" calcext:value-type="string">
            <text:p>2021-12-27T19:05:53Z</text:p>
          </table:table-cell>
          <table:table-cell office:value-type="string" calcext:value-type="string">
            <text:p>SUCCEEDED</text:p>
          </table:table-cell>
          <table:table-cell office:value-type="float" office:value="923447" calcext:value-type="float">
            <text:p>923447</text:p>
          </table:table-cell>
          <table:table-cell office:value-type="float" office:value="62983" calcext:value-type="float">
            <text:p>62983</text:p>
          </table:table-cell>
          <table:table-cell office:value-type="float" office:value="9.241" calcext:value-type="float">
            <text:p>9.2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2</text:p>
          </table:table-cell>
          <table:table-cell office:value-type="float" office:value="195.832" calcext:value-type="float">
            <text:p>195.832</text:p>
          </table:table-cell>
          <table:table-cell office:value-type="float" office:value="94.3" calcext:value-type="float">
            <text:p>94.3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12-27T13:50:48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19Z</text:p>
          </table:table-cell>
          <table:table-cell office:value-type="string" calcext:value-type="string">
            <text:p>SUCCEEDED</text:p>
          </table:table-cell>
          <table:table-cell office:value-type="float" office:value="923448" calcext:value-type="float">
            <text:p>923448</text:p>
          </table:table-cell>
          <table:table-cell office:value-type="float" office:value="156078" calcext:value-type="float">
            <text:p>156078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929" calcext:value-type="float">
            <text:p>0.92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3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112.2" calcext:value-type="float">
            <text:p>112.2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1-12-27T13:51:02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37Z</text:p>
          </table:table-cell>
          <table:table-cell office:value-type="string" calcext:value-type="string">
            <text:p>SUCCEEDED</text:p>
          </table:table-cell>
          <table:table-cell office:value-type="float" office:value="923449" calcext:value-type="float">
            <text:p>923449</text:p>
          </table:table-cell>
          <table:table-cell office:value-type="float" office:value="40571" calcext:value-type="float">
            <text:p>40571</text:p>
          </table:table-cell>
          <table:table-cell office:value-type="float" office:value="20.154" calcext:value-type="float">
            <text:p>20.154</text:p>
          </table:table-cell>
          <table:table-cell office:value-type="float" office:value="0.86" calcext:value-type="float">
            <text:p>0.86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u-ch427-n96-ens54</text:p>
          </table:table-cell>
          <table:table-cell office:value-type="float" office:value="227.58" calcext:value-type="float">
            <text:p>227.58</text:p>
          </table:table-cell>
          <table:table-cell office:value-type="float" office:value="126.25" calcext:value-type="float">
            <text:p>126.25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21-12-27T13:51:15Z</text:p>
          </table:table-cell>
          <table:table-cell office:value-type="string" calcext:value-type="string">
            <text:p>2021-12-27T19:00:27Z</text:p>
          </table:table-cell>
          <table:table-cell office:value-type="string" calcext:value-type="string">
            <text:p>2021-12-27T19:06:59Z</text:p>
          </table:table-cell>
          <table:table-cell office:value-type="string" calcext:value-type="string">
            <text:p>SUCCEEDED</text:p>
          </table:table-cell>
          <table:table-cell office:value-type="float" office:value="923450" calcext:value-type="float">
            <text:p>923450</text:p>
          </table:table-cell>
          <table:table-cell office:value-type="float" office:value="177845" calcext:value-type="float">
            <text:p>177845</text:p>
          </table:table-cell>
          <table:table-cell office:value-type="float" office:value="9.413" calcext:value-type="float">
            <text:p>9.4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u-ch427-n96-ens55</text:p>
          </table:table-cell>
          <table:table-cell office:value-type="float" office:value="217.52" calcext:value-type="float">
            <text:p>217.52</text:p>
          </table:table-cell>
          <table:table-cell office:value-type="float" office:value="110.6" calcext:value-type="float">
            <text:p>110.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21-12-27T13:51:23Z</text:p>
          </table:table-cell>
          <table:table-cell office:value-type="string" calcext:value-type="string">
            <text:p>2021-12-27T19:02:21Z</text:p>
          </table:table-cell>
          <table:table-cell office:value-type="string" calcext:value-type="string">
            <text:p>2021-12-27T19:08:19Z</text:p>
          </table:table-cell>
          <table:table-cell office:value-type="string" calcext:value-type="string">
            <text:p>SUCCEEDED</text:p>
          </table:table-cell>
          <table:table-cell office:value-type="float" office:value="923451" calcext:value-type="float">
            <text:p>923451</text:p>
          </table:table-cell>
          <table:table-cell office:value-type="float" office:value="133331" calcext:value-type="float">
            <text:p>133331</text:p>
          </table:table-cell>
          <table:table-cell office:value-type="float" office:value="21.747" calcext:value-type="float">
            <text:p>21.747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56</text:p>
          </table:table-cell>
          <table:table-cell office:value-type="float" office:value="223.29" calcext:value-type="float">
            <text:p>223.29</text:p>
          </table:table-cell>
          <table:table-cell office:value-type="float" office:value="108.52" calcext:value-type="float">
            <text:p>108.5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21-12-27T22:16:47Z</text:p>
          </table:table-cell>
          <table:table-cell office:value-type="string" calcext:value-type="string">
            <text:p>2021-12-27T23:54:22Z</text:p>
          </table:table-cell>
          <table:table-cell office:value-type="string" calcext:value-type="string">
            <text:p>2021-12-28T00:00:31Z</text:p>
          </table:table-cell>
          <table:table-cell office:value-type="string" calcext:value-type="string">
            <text:p>SUCCEEDED</text:p>
          </table:table-cell>
          <table:table-cell office:value-type="float" office:value="924290" calcext:value-type="float">
            <text:p>924290</text:p>
          </table:table-cell>
          <table:table-cell office:value-type="float" office:value="44926" calcext:value-type="float">
            <text:p>44926</text:p>
          </table:table-cell>
          <table:table-cell office:value-type="float" office:value="21.955" calcext:value-type="float">
            <text:p>21.955</text:p>
          </table:table-cell>
          <table:table-cell office:value-type="float" office:value="0.917" calcext:value-type="float">
            <text:p>0.91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7</text:p>
          </table:table-cell>
          <table:table-cell office:value-type="float" office:value="257.901" calcext:value-type="float">
            <text:p>257.901</text:p>
          </table:table-cell>
          <table:table-cell office:value-type="float" office:value="123.31" calcext:value-type="float">
            <text:p>123.3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021-12-27T13:51:40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20Z</text:p>
          </table:table-cell>
          <table:table-cell office:value-type="string" calcext:value-type="string">
            <text:p>SUCCEEDED</text:p>
          </table:table-cell>
          <table:table-cell office:value-type="float" office:value="923453" calcext:value-type="float">
            <text:p>923453</text:p>
          </table:table-cell>
          <table:table-cell office:value-type="float" office:value="31803" calcext:value-type="float">
            <text:p>31803</text:p>
          </table:table-cell>
          <table:table-cell office:value-type="float" office:value="5.097" calcext:value-type="float">
            <text:p>5.097</text:p>
          </table:table-cell>
          <table:table-cell office:value-type="float" office:value="1.369" calcext:value-type="float">
            <text:p>1.3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-ch427-n96-ens58</text:p>
          </table:table-cell>
          <table:table-cell office:value-type="float" office:value="229.469" calcext:value-type="float">
            <text:p>229.469</text:p>
          </table:table-cell>
          <table:table-cell office:value-type="float" office:value="113.45" calcext:value-type="float">
            <text:p>113.4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1-12-27T13:51:49Z</text:p>
          </table:table-cell>
          <table:table-cell office:value-type="string" calcext:value-type="string">
            <text:p>2021-12-27T19:17:20Z</text:p>
          </table:table-cell>
          <table:table-cell office:value-type="string" calcext:value-type="string">
            <text:p>2021-12-27T19:23:51Z</text:p>
          </table:table-cell>
          <table:table-cell office:value-type="string" calcext:value-type="string">
            <text:p>SUCCEEDED</text:p>
          </table:table-cell>
          <table:table-cell office:value-type="float" office:value="923457" calcext:value-type="float">
            <text:p>923457</text:p>
          </table:table-cell>
          <table:table-cell office:value-type="float" office:value="160883" calcext:value-type="float">
            <text:p>160883</text:p>
          </table:table-cell>
          <table:table-cell office:value-type="float" office:value="16.527" calcext:value-type="float">
            <text:p>16.5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9</text:p>
          </table:table-cell>
          <table:table-cell office:value-type="float" office:value="263.411" calcext:value-type="float">
            <text:p>263.411</text:p>
          </table:table-cell>
          <table:table-cell office:value-type="float" office:value="106.2" calcext:value-type="float">
            <text:p>106.2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-12-27T13:51:58Z</text:p>
          </table:table-cell>
          <table:table-cell office:value-type="string" calcext:value-type="string">
            <text:p>2021-12-27T19:17:19Z</text:p>
          </table:table-cell>
          <table:table-cell office:value-type="string" calcext:value-type="string">
            <text:p>2021-12-27T19:24:03Z</text:p>
          </table:table-cell>
          <table:table-cell office:value-type="string" calcext:value-type="string">
            <text:p>SUCCEEDED</text:p>
          </table:table-cell>
          <table:table-cell office:value-type="float" office:value="923461" calcext:value-type="float">
            <text:p>923461</text:p>
          </table:table-cell>
          <table:table-cell office:value-type="float" office:value="244935" calcext:value-type="float">
            <text:p>244935</text:p>
          </table:table-cell>
          <table:table-cell office:value-type="float" office:value="25.259" calcext:value-type="float">
            <text:p>25.259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u-ch427-n96-ens60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15.43" calcext:value-type="float">
            <text:p>115.43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12-27T22:14:22Z</text:p>
          </table:table-cell>
          <table:table-cell office:value-type="string" calcext:value-type="string">
            <text:p>2021-12-27T22:49:26Z</text:p>
          </table:table-cell>
          <table:table-cell office:value-type="string" calcext:value-type="string">
            <text:p>2021-12-27T22:55:42Z</text:p>
          </table:table-cell>
          <table:table-cell office:value-type="string" calcext:value-type="string">
            <text:p>SUCCEEDED</text:p>
          </table:table-cell>
          <table:table-cell office:value-type="float" office:value="924286" calcext:value-type="float">
            <text:p>924286</text:p>
          </table:table-cell>
          <table:table-cell office:value-type="float" office:value="28448" calcext:value-type="float">
            <text:p>2844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ens62</text:p>
          </table:table-cell>
          <table:table-cell office:value-type="float" office:value="238.059" calcext:value-type="float">
            <text:p>238.059</text:p>
          </table:table-cell>
          <table:table-cell office:value-type="float" office:value="122.02" calcext:value-type="float">
            <text:p>122.02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021-12-27T14:07:37Z</text:p>
          </table:table-cell>
          <table:table-cell office:value-type="string" calcext:value-type="string">
            <text:p>2021-12-27T19:22:47Z</text:p>
          </table:table-cell>
          <table:table-cell office:value-type="string" calcext:value-type="string">
            <text:p>2021-12-27T19:29:53Z</text:p>
          </table:table-cell>
          <table:table-cell office:value-type="string" calcext:value-type="string">
            <text:p>SUCCEEDED</text:p>
          </table:table-cell>
          <table:table-cell office:value-type="float" office:value="923531" calcext:value-type="float">
            <text:p>923531</text:p>
          </table:table-cell>
          <table:table-cell office:value-type="float" office:value="54752" calcext:value-type="float">
            <text:p>54752</text:p>
          </table:table-cell>
          <table:table-cell office:value-type="float" office:value="13.738" calcext:value-type="float">
            <text:p>13.73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63</text:p>
          </table:table-cell>
          <table:table-cell office:value-type="float" office:value="237.25" calcext:value-type="float">
            <text:p>237.25</text:p>
          </table:table-cell>
          <table:table-cell office:value-type="float" office:value="116.33" calcext:value-type="float">
            <text:p>116.3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21-12-27T22:12:30Z</text:p>
          </table:table-cell>
          <table:table-cell office:value-type="string" calcext:value-type="string">
            <text:p>2021-12-27T22:23:21Z</text:p>
          </table:table-cell>
          <table:table-cell office:value-type="string" calcext:value-type="string">
            <text:p>2021-12-27T22:30:07Z</text:p>
          </table:table-cell>
          <table:table-cell office:value-type="string" calcext:value-type="string">
            <text:p>SUCCEEDED</text:p>
          </table:table-cell>
          <table:table-cell office:value-type="float" office:value="924285" calcext:value-type="float">
            <text:p>924285</text:p>
          </table:table-cell>
          <table:table-cell office:value-type="float" office:value="222543" calcext:value-type="float">
            <text:p>222543</text:p>
          </table:table-cell>
          <table:table-cell office:value-type="float" office:value="19.652" calcext:value-type="float">
            <text:p>19.65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6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6.47" calcext:value-type="float">
            <text:p>126.4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12-27T14:07:55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11Z</text:p>
          </table:table-cell>
          <table:table-cell office:value-type="string" calcext:value-type="string">
            <text:p>SUCCEEDED</text:p>
          </table:table-cell>
          <table:table-cell office:value-type="float" office:value="923533" calcext:value-type="float">
            <text:p>923533</text:p>
          </table:table-cell>
          <table:table-cell office:value-type="float" office:value="183011" calcext:value-type="float">
            <text:p>183011</text:p>
          </table:table-cell>
          <table:table-cell office:value-type="float" office:value="10.335" calcext:value-type="float">
            <text:p>10.335</text:p>
          </table:table-cell>
          <table:table-cell office:value-type="float" office:value="0.648" calcext:value-type="float">
            <text:p>0.64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65</text:p>
          </table:table-cell>
          <table:table-cell office:value-type="float" office:value="261.353" calcext:value-type="float">
            <text:p>261.353</text:p>
          </table:table-cell>
          <table:table-cell office:value-type="float" office:value="126.58" calcext:value-type="float">
            <text:p>126.58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12-27T14:08:07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21Z</text:p>
          </table:table-cell>
          <table:table-cell office:value-type="string" calcext:value-type="string">
            <text:p>SUCCEEDED</text:p>
          </table:table-cell>
          <table:table-cell office:value-type="float" office:value="923534" calcext:value-type="float">
            <text:p>923534</text:p>
          </table:table-cell>
          <table:table-cell office:value-type="float" office:value="220853" calcext:value-type="float">
            <text:p>220853</text:p>
          </table:table-cell>
          <table:table-cell office:value-type="float" office:value="12.393" calcext:value-type="float">
            <text:p>12.393</text:p>
          </table:table-cell>
          <table:table-cell office:value-type="float" office:value="0.724" calcext:value-type="float">
            <text:p>0.72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u-ch427-n96-ens66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29.82" calcext:value-type="float">
            <text:p>129.8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021-12-27T22:11:26Z</text:p>
          </table:table-cell>
          <table:table-cell office:value-type="string" calcext:value-type="string">
            <text:p>2021-12-27T23:02:27Z</text:p>
          </table:table-cell>
          <table:table-cell office:value-type="string" calcext:value-type="string">
            <text:p>2021-12-27T23:09:20Z</text:p>
          </table:table-cell>
          <table:table-cell office:value-type="string" calcext:value-type="string">
            <text:p>SUCCEEDED</text:p>
          </table:table-cell>
          <table:table-cell office:value-type="float" office:value="924283" calcext:value-type="float">
            <text:p>924283</text:p>
          </table:table-cell>
          <table:table-cell office:value-type="float" office:value="3952" calcext:value-type="float">
            <text:p>3952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67</text:p>
          </table:table-cell>
          <table:table-cell office:value-type="float" office:value="254.495" calcext:value-type="float">
            <text:p>254.495</text:p>
          </table:table-cell>
          <table:table-cell office:value-type="float" office:value="133.41" calcext:value-type="float">
            <text:p>133.41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1-12-27T23:22:07Z</text:p>
          </table:table-cell>
          <table:table-cell office:value-type="string" calcext:value-type="string">
            <text:p>2021-12-28T00:47:29Z</text:p>
          </table:table-cell>
          <table:table-cell office:value-type="string" calcext:value-type="string">
            <text:p>2021-12-28T00:54:40Z</text:p>
          </table:table-cell>
          <table:table-cell office:value-type="string" calcext:value-type="string">
            <text:p>SUCCEEDED</text:p>
          </table:table-cell>
          <table:table-cell office:value-type="float" office:value="924548" calcext:value-type="float">
            <text:p>924548</text:p>
          </table:table-cell>
          <table:table-cell office:value-type="float" office:value="155291" calcext:value-type="float">
            <text:p>155291</text:p>
          </table:table-cell>
          <table:table-cell office:value-type="float" office:value="11.783" calcext:value-type="float">
            <text:p>11.783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68</text:p>
          </table:table-cell>
          <table:table-cell office:value-type="float" office:value="253.983" calcext:value-type="float">
            <text:p>253.983</text:p>
          </table:table-cell>
          <table:table-cell office:value-type="float" office:value="134.27" calcext:value-type="float">
            <text:p>134.2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021-12-27T14:08:34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46Z</text:p>
          </table:table-cell>
          <table:table-cell office:value-type="string" calcext:value-type="string">
            <text:p>SUCCEEDED</text:p>
          </table:table-cell>
          <table:table-cell office:value-type="float" office:value="923536" calcext:value-type="float">
            <text:p>923536</text:p>
          </table:table-cell>
          <table:table-cell office:value-type="float" office:value="137808" calcext:value-type="float">
            <text:p>137808</text:p>
          </table:table-cell>
          <table:table-cell office:value-type="float" office:value="8.579" calcext:value-type="float">
            <text:p>8.579</text:p>
          </table:table-cell>
          <table:table-cell office:value-type="float" office:value="0.481" calcext:value-type="float">
            <text:p>0.48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96-ens69</text:p>
          </table:table-cell>
          <table:table-cell office:value-type="float" office:value="255.69" calcext:value-type="float">
            <text:p>255.69</text:p>
          </table:table-cell>
          <table:table-cell office:value-type="float" office:value="132.27" calcext:value-type="float">
            <text:p>132.27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21-12-27T13:55:32Z</text:p>
          </table:table-cell>
          <table:table-cell office:value-type="string" calcext:value-type="string">
            <text:p>2021-12-27T18:52:19Z</text:p>
          </table:table-cell>
          <table:table-cell office:value-type="string" calcext:value-type="string">
            <text:p>2021-12-27T19:00:07Z</text:p>
          </table:table-cell>
          <table:table-cell office:value-type="string" calcext:value-type="string">
            <text:p>SUCCEEDED</text:p>
          </table:table-cell>
          <table:table-cell office:value-type="float" office:value="923502" calcext:value-type="float">
            <text:p>923502</text:p>
          </table:table-cell>
          <table:table-cell office:value-type="float" office:value="38781" calcext:value-type="float">
            <text:p>38781</text:p>
          </table:table-cell>
          <table:table-cell office:value-type="float" office:value="11.67" calcext:value-type="float">
            <text:p>11.67</text:p>
          </table:table-cell>
          <table:table-cell office:value-type="float" office:value="1.249" calcext:value-type="float">
            <text:p>1.2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ens70</text:p>
          </table:table-cell>
          <table:table-cell office:value-type="float" office:value="271.866" calcext:value-type="float">
            <text:p>271.866</text:p>
          </table:table-cell>
          <table:table-cell office:value-type="float" office:value="137.29" calcext:value-type="float">
            <text:p>137.2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021-12-27T15:13:42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23Z</text:p>
          </table:table-cell>
          <table:table-cell office:value-type="string" calcext:value-type="string">
            <text:p>SUCCEEDED</text:p>
          </table:table-cell>
          <table:table-cell office:value-type="float" office:value="923650" calcext:value-type="float">
            <text:p>923650</text:p>
          </table:table-cell>
          <table:table-cell office:value-type="float" office:value="151050" calcext:value-type="float">
            <text:p>151050</text:p>
          </table:table-cell>
          <table:table-cell office:value-type="float" office:value="16.426" calcext:value-type="float">
            <text:p>16.426</text:p>
          </table:table-cell>
          <table:table-cell office:value-type="float" office:value="0.47" calcext:value-type="float">
            <text:p>0.4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1</text:p>
          </table:table-cell>
          <table:table-cell office:value-type="float" office:value="282.921" calcext:value-type="float">
            <text:p>282.921</text:p>
          </table:table-cell>
          <table:table-cell office:value-type="float" office:value="145.2" calcext:value-type="float">
            <text:p>145.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021-12-27T22:46:26Z</text:p>
          </table:table-cell>
          <table:table-cell office:value-type="string" calcext:value-type="string">
            <text:p>2021-12-28T00:12:23Z</text:p>
          </table:table-cell>
          <table:table-cell office:value-type="string" calcext:value-type="string">
            <text:p>2021-12-28T00:20:03Z</text:p>
          </table:table-cell>
          <table:table-cell office:value-type="string" calcext:value-type="string">
            <text:p>SUCCEEDED</text:p>
          </table:table-cell>
          <table:table-cell office:value-type="float" office:value="924401" calcext:value-type="float">
            <text:p>924401</text:p>
          </table:table-cell>
          <table:table-cell office:value-type="float" office:value="68415" calcext:value-type="float">
            <text:p>68415</text:p>
          </table:table-cell>
          <table:table-cell office:value-type="float" office:value="8.428" calcext:value-type="float">
            <text:p>8.4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2</text:p>
          </table:table-cell>
          <table:table-cell office:value-type="float" office:value="285.905" calcext:value-type="float">
            <text:p>285.905</text:p>
          </table:table-cell>
          <table:table-cell office:value-type="float" office:value="138.53" calcext:value-type="float">
            <text:p>138.5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12-27T15:14:10Z</text:p>
          </table:table-cell>
          <table:table-cell office:value-type="string" calcext:value-type="string">
            <text:p>2021-12-27T19:42:20Z</text:p>
          </table:table-cell>
          <table:table-cell office:value-type="string" calcext:value-type="string">
            <text:p>2021-12-27T19:50:44Z</text:p>
          </table:table-cell>
          <table:table-cell office:value-type="string" calcext:value-type="string">
            <text:p>SUCCEEDED</text:p>
          </table:table-cell>
          <table:table-cell office:value-type="float" office:value="923652" calcext:value-type="float">
            <text:p>923652</text:p>
          </table:table-cell>
          <table:table-cell office:value-type="float" office:value="173965" calcext:value-type="float">
            <text:p>173965</text:p>
          </table:table-cell>
          <table:table-cell office:value-type="float" office:value="19.643" calcext:value-type="float">
            <text:p>19.6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3</text:p>
          </table:table-cell>
          <table:table-cell office:value-type="float" office:value="284.121" calcext:value-type="float">
            <text:p>284.121</text:p>
          </table:table-cell>
          <table:table-cell office:value-type="float" office:value="138.63" calcext:value-type="float">
            <text:p>138.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21-12-27T15:14:20Z</text:p>
          </table:table-cell>
          <table:table-cell office:value-type="string" calcext:value-type="string">
            <text:p>2021-12-27T19:43:20Z</text:p>
          </table:table-cell>
          <table:table-cell office:value-type="string" calcext:value-type="string">
            <text:p>2021-12-27T19:51:39Z</text:p>
          </table:table-cell>
          <table:table-cell office:value-type="string" calcext:value-type="string">
            <text:p>SUCCEEDED</text:p>
          </table:table-cell>
          <table:table-cell office:value-type="float" office:value="923653" calcext:value-type="float">
            <text:p>923653</text:p>
          </table:table-cell>
          <table:table-cell office:value-type="float" office:value="229102" calcext:value-type="float">
            <text:p>229102</text:p>
          </table:table-cell>
          <table:table-cell office:value-type="float" office:value="18.79" calcext:value-type="float">
            <text:p>18.79</text:p>
          </table:table-cell>
          <table:table-cell office:value-type="float" office:value="1.066" calcext:value-type="float">
            <text:p>1.06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u-ch427-n96-ens74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21-12-27T15:14:29Z</text:p>
          </table:table-cell>
          <table:table-cell office:value-type="string" calcext:value-type="string">
            <text:p>2021-12-27T19:52:21Z</text:p>
          </table:table-cell>
          <table:table-cell office:value-type="string" calcext:value-type="string">
            <text:p>2021-12-27T20:00:39Z</text:p>
          </table:table-cell>
          <table:table-cell office:value-type="string" calcext:value-type="string">
            <text:p>SUCCEEDED</text:p>
          </table:table-cell>
          <table:table-cell office:value-type="float" office:value="923654" calcext:value-type="float">
            <text:p>923654</text:p>
          </table:table-cell>
          <table:table-cell office:value-type="float" office:value="124052" calcext:value-type="float">
            <text:p>124052</text:p>
          </table:table-cell>
          <table:table-cell office:value-type="float" office:value="16.497" calcext:value-type="float">
            <text:p>16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5</text:p>
          </table:table-cell>
          <table:table-cell office:value-type="float" office:value="271.547" calcext:value-type="float">
            <text:p>271.547</text:p>
          </table:table-cell>
          <table:table-cell office:value-type="float" office:value="137.84" calcext:value-type="float">
            <text:p>137.8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1-12-27T15:19:07Z</text:p>
          </table:table-cell>
          <table:table-cell office:value-type="string" calcext:value-type="string">
            <text:p>2021-12-27T20:01:20Z</text:p>
          </table:table-cell>
          <table:table-cell office:value-type="string" calcext:value-type="string">
            <text:p>2021-12-27T20:09:29Z</text:p>
          </table:table-cell>
          <table:table-cell office:value-type="string" calcext:value-type="string">
            <text:p>SUCCEEDED</text:p>
          </table:table-cell>
          <table:table-cell office:value-type="float" office:value="923655" calcext:value-type="float">
            <text:p>923655</text:p>
          </table:table-cell>
          <table:table-cell office:value-type="float" office:value="147619" calcext:value-type="float">
            <text:p>147619</text:p>
          </table:table-cell>
          <table:table-cell office:value-type="float" office:value="23.128" calcext:value-type="float">
            <text:p>23.128</text:p>
          </table:table-cell>
          <table:table-cell office:value-type="float" office:value="0.56" calcext:value-type="float">
            <text:p>0.5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6</text:p>
          </table:table-cell>
          <table:table-cell office:value-type="float" office:value="295.591" calcext:value-type="float">
            <text:p>295.591</text:p>
          </table:table-cell>
          <table:table-cell office:value-type="float" office:value="142.04" calcext:value-type="float">
            <text:p>142.04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1-12-27T15:02:00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54Z</text:p>
          </table:table-cell>
          <table:table-cell office:value-type="string" calcext:value-type="string">
            <text:p>SUCCEEDED</text:p>
          </table:table-cell>
          <table:table-cell office:value-type="float" office:value="923630" calcext:value-type="float">
            <text:p>923630</text:p>
          </table:table-cell>
          <table:table-cell office:value-type="float" office:value="205234" calcext:value-type="float">
            <text:p>205234</text:p>
          </table:table-cell>
          <table:table-cell office:value-type="float" office:value="23.526" calcext:value-type="float">
            <text:p>23.526</text:p>
          </table:table-cell>
          <table:table-cell office:value-type="float" office:value="0.81" calcext:value-type="float">
            <text:p>0.81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u-ch427-n96-ens77</text:p>
          </table:table-cell>
          <table:table-cell office:value-type="float" office:value="323.257" calcext:value-type="float">
            <text:p>323.257</text:p>
          </table:table-cell>
          <table:table-cell office:value-type="float" office:value="143.3" calcext:value-type="float">
            <text:p>143.3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12-29T15:24:32Z</text:p>
          </table:table-cell>
          <table:table-cell office:value-type="string" calcext:value-type="string">
            <text:p>2021-12-29T18:03:30Z</text:p>
          </table:table-cell>
          <table:table-cell office:value-type="string" calcext:value-type="string">
            <text:p>2021-12-29T18:12:40Z</text:p>
          </table:table-cell>
          <table:table-cell office:value-type="string" calcext:value-type="string">
            <text:p>SUCCEEDED</text:p>
          </table:table-cell>
          <table:table-cell office:value-type="float" office:value="928069" calcext:value-type="float">
            <text:p>928069</text:p>
          </table:table-cell>
          <table:table-cell office:value-type="float" office:value="7747" calcext:value-type="float">
            <text:p>7747</text:p>
          </table:table-cell>
          <table:table-cell office:value-type="float" office:value="21.225" calcext:value-type="float">
            <text:p>21.2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8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150.61" calcext:value-type="float">
            <text:p>150.61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1-12-27T16:29:13Z</text:p>
          </table:table-cell>
          <table:table-cell office:value-type="string" calcext:value-type="string">
            <text:p>2021-12-27T20:20:19Z</text:p>
          </table:table-cell>
          <table:table-cell office:value-type="string" calcext:value-type="string">
            <text:p>2021-12-27T20:29:16Z</text:p>
          </table:table-cell>
          <table:table-cell office:value-type="string" calcext:value-type="string">
            <text:p>SUCCEEDED</text:p>
          </table:table-cell>
          <table:table-cell office:value-type="float" office:value="923774" calcext:value-type="float">
            <text:p>923774</text:p>
          </table:table-cell>
          <table:table-cell office:value-type="float" office:value="62416" calcext:value-type="float">
            <text:p>624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005" calcext:value-type="float">
            <text:p>1.00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u-ch427-n96-ens79</text:p>
          </table:table-cell>
          <table:table-cell office:value-type="float" office:value="292.157" calcext:value-type="float">
            <text:p>292.157</text:p>
          </table:table-cell>
          <table:table-cell office:value-type="float" office:value="141.85" calcext:value-type="float">
            <text:p>141.8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1-12-27T16:24:25Z</text:p>
          </table:table-cell>
          <table:table-cell office:value-type="string" calcext:value-type="string">
            <text:p>2021-12-27T20:10:20Z</text:p>
          </table:table-cell>
          <table:table-cell office:value-type="string" calcext:value-type="string">
            <text:p>2021-12-27T20:19:12Z</text:p>
          </table:table-cell>
          <table:table-cell office:value-type="string" calcext:value-type="string">
            <text:p>SUCCEEDED</text:p>
          </table:table-cell>
          <table:table-cell office:value-type="float" office:value="923763" calcext:value-type="float">
            <text:p>923763</text:p>
          </table:table-cell>
          <table:table-cell office:value-type="float" office:value="171136" calcext:value-type="float">
            <text:p>171136</text:p>
          </table:table-cell>
          <table:table-cell office:value-type="float" office:value="21.23" calcext:value-type="float">
            <text:p>21.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ens80</text:p>
          </table:table-cell>
          <table:table-cell office:value-type="float" office:value="333.411" calcext:value-type="float">
            <text:p>333.411</text:p>
          </table:table-cell>
          <table:table-cell office:value-type="float" office:value="143.3" calcext:value-type="float">
            <text:p>143.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1-12-28T01:31:55Z</text:p>
          </table:table-cell>
          <table:table-cell office:value-type="string" calcext:value-type="string">
            <text:p>2021-12-28T07:02:22Z</text:p>
          </table:table-cell>
          <table:table-cell office:value-type="string" calcext:value-type="string">
            <text:p>2021-12-28T07:12:04Z</text:p>
          </table:table-cell>
          <table:table-cell office:value-type="string" calcext:value-type="string">
            <text:p>SUCCEEDED</text:p>
          </table:table-cell>
          <table:table-cell office:value-type="float" office:value="924943" calcext:value-type="float">
            <text:p>924943</text:p>
          </table:table-cell>
          <table:table-cell office:value-type="float" office:value="188097" calcext:value-type="float">
            <text:p>188097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u-ch427-n96-ens81</text:p>
          </table:table-cell>
          <table:table-cell office:value-type="float" office:value="310.211" calcext:value-type="float">
            <text:p>310.211</text:p>
          </table:table-cell>
          <table:table-cell office:value-type="float" office:value="157.1" calcext:value-type="float">
            <text:p>157.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1-12-27T23:23:52Z</text:p>
          </table:table-cell>
          <table:table-cell office:value-type="string" calcext:value-type="string">
            <text:p>2021-12-28T00:57:28Z</text:p>
          </table:table-cell>
          <table:table-cell office:value-type="string" calcext:value-type="string">
            <text:p>2021-12-28T01:06:26Z</text:p>
          </table:table-cell>
          <table:table-cell office:value-type="string" calcext:value-type="string">
            <text:p>SUCCEEDED</text:p>
          </table:table-cell>
          <table:table-cell office:value-type="float" office:value="924554" calcext:value-type="float">
            <text:p>924554</text:p>
          </table:table-cell>
          <table:table-cell office:value-type="float" office:value="21508" calcext:value-type="float">
            <text:p>21508</text:p>
          </table:table-cell>
          <table:table-cell office:value-type="float" office:value="14.497" calcext:value-type="float">
            <text:p>14.49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ens82</text:p>
          </table:table-cell>
          <table:table-cell office:value-type="float" office:value="328.363" calcext:value-type="float">
            <text:p>328.363</text:p>
          </table:table-cell>
          <table:table-cell office:value-type="float" office:value="147.98" calcext:value-type="float">
            <text:p>147.9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1-12-27T23:23:59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7:03Z</text:p>
          </table:table-cell>
          <table:table-cell office:value-type="string" calcext:value-type="string">
            <text:p>SUCCEEDED</text:p>
          </table:table-cell>
          <table:table-cell office:value-type="float" office:value="924556" calcext:value-type="float">
            <text:p>924556</text:p>
          </table:table-cell>
          <table:table-cell office:value-type="float" office:value="130357" calcext:value-type="float">
            <text:p>130357</text:p>
          </table:table-cell>
          <table:table-cell office:value-type="float" office:value="12.207" calcext:value-type="float">
            <text:p>12.2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96-ens83</text:p>
          </table:table-cell>
          <table:table-cell office:value-type="float" office:value="311.458" calcext:value-type="float">
            <text:p>311.458</text:p>
          </table:table-cell>
          <table:table-cell office:value-type="float" office:value="159.14" calcext:value-type="float">
            <text:p>159.14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021-12-27T22:52:24Z</text:p>
          </table:table-cell>
          <table:table-cell office:value-type="string" calcext:value-type="string">
            <text:p>2021-12-27T23:11:22Z</text:p>
          </table:table-cell>
          <table:table-cell office:value-type="string" calcext:value-type="string">
            <text:p>2021-12-27T23:20:42Z</text:p>
          </table:table-cell>
          <table:table-cell office:value-type="string" calcext:value-type="string">
            <text:p>SUCCEEDED</text:p>
          </table:table-cell>
          <table:table-cell office:value-type="float" office:value="924467" calcext:value-type="float">
            <text:p>924467</text:p>
          </table:table-cell>
          <table:table-cell office:value-type="float" office:value="67795" calcext:value-type="float">
            <text:p>67795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459" calcext:value-type="float">
            <text:p>0.459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84</text:p>
          </table:table-cell>
          <table:table-cell office:value-type="float" office:value="347.188" calcext:value-type="float">
            <text:p>347.188</text:p>
          </table:table-cell>
          <table:table-cell office:value-type="float" office:value="148.95" calcext:value-type="float">
            <text:p>148.9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021-12-28T01:35:09Z</text:p>
          </table:table-cell>
          <table:table-cell office:value-type="string" calcext:value-type="string">
            <text:p>2021-12-28T06:18:22Z</text:p>
          </table:table-cell>
          <table:table-cell office:value-type="string" calcext:value-type="string">
            <text:p>2021-12-28T06:28:19Z</text:p>
          </table:table-cell>
          <table:table-cell office:value-type="string" calcext:value-type="string">
            <text:p>SUCCEEDED</text:p>
          </table:table-cell>
          <table:table-cell office:value-type="float" office:value="924973" calcext:value-type="float">
            <text:p>924973</text:p>
          </table:table-cell>
          <table:table-cell office:value-type="float" office:value="239158" calcext:value-type="float">
            <text:p>239158</text:p>
          </table:table-cell>
          <table:table-cell office:value-type="float" office:value="22.851" calcext:value-type="float">
            <text:p>22.85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96-ens85</text:p>
          </table:table-cell>
          <table:table-cell office:value-type="float" office:value="342.552" calcext:value-type="float">
            <text:p>342.552</text:p>
          </table:table-cell>
          <table:table-cell office:value-type="float" office:value="156.3" calcext:value-type="float">
            <text:p>156.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021-12-28T00:11:59Z</text:p>
          </table:table-cell>
          <table:table-cell office:value-type="string" calcext:value-type="string">
            <text:p>2021-12-28T01:03:29Z</text:p>
          </table:table-cell>
          <table:table-cell office:value-type="string" calcext:value-type="string">
            <text:p>2021-12-28T01:12:38Z</text:p>
          </table:table-cell>
          <table:table-cell office:value-type="string" calcext:value-type="string">
            <text:p>SUCCEEDED</text:p>
          </table:table-cell>
          <table:table-cell office:value-type="float" office:value="924633" calcext:value-type="float">
            <text:p>924633</text:p>
          </table:table-cell>
          <table:table-cell office:value-type="float" office:value="77244" calcext:value-type="float">
            <text:p>77244</text:p>
          </table:table-cell>
          <table:table-cell office:value-type="float" office:value="13.937" calcext:value-type="float">
            <text:p>13.937</text:p>
          </table:table-cell>
          <table:table-cell table:number-columns-repeated="2"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ens86</text:p>
          </table:table-cell>
          <table:table-cell office:value-type="float" office:value="317.605" calcext:value-type="float">
            <text:p>317.605</text:p>
          </table:table-cell>
          <table:table-cell office:value-type="float" office:value="155.96" calcext:value-type="float">
            <text:p>155.9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1-12-28T01:31:22Z</text:p>
          </table:table-cell>
          <table:table-cell office:value-type="string" calcext:value-type="string">
            <text:p>2021-12-28T05:32:32Z</text:p>
          </table:table-cell>
          <table:table-cell office:value-type="string" calcext:value-type="string">
            <text:p>2021-12-28T05:42:02Z</text:p>
          </table:table-cell>
          <table:table-cell office:value-type="string" calcext:value-type="string">
            <text:p>SUCCEEDED</text:p>
          </table:table-cell>
          <table:table-cell office:value-type="float" office:value="924939" calcext:value-type="float">
            <text:p>924939</text:p>
          </table:table-cell>
          <table:table-cell office:value-type="float" office:value="102153" calcext:value-type="float">
            <text:p>102153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7</text:p>
          </table:table-cell>
          <table:table-cell office:value-type="float" office:value="360.695" calcext:value-type="float">
            <text:p>360.695</text:p>
          </table:table-cell>
          <table:table-cell office:value-type="float" office:value="168.67" calcext:value-type="float">
            <text:p>168.6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21-12-28T00:12:19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34:39Z</text:p>
          </table:table-cell>
          <table:table-cell office:value-type="string" calcext:value-type="string">
            <text:p>SUCCEEDED</text:p>
          </table:table-cell>
          <table:table-cell office:value-type="float" office:value="924635" calcext:value-type="float">
            <text:p>924635</text:p>
          </table:table-cell>
          <table:table-cell office:value-type="float" office:value="74564" calcext:value-type="float">
            <text:p>74564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8</text:p>
          </table:table-cell>
          <table:table-cell office:value-type="float" office:value="340.292" calcext:value-type="float">
            <text:p>340.292</text:p>
          </table:table-cell>
          <table:table-cell office:value-type="float" office:value="154.88" calcext:value-type="float">
            <text:p>154.8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21-12-28T13:54:41Z</text:p>
          </table:table-cell>
          <table:table-cell office:value-type="string" calcext:value-type="string">
            <text:p>2021-12-28T20:28:27Z</text:p>
          </table:table-cell>
          <table:table-cell office:value-type="string" calcext:value-type="string">
            <text:p>2021-12-28T20:38:24Z</text:p>
          </table:table-cell>
          <table:table-cell office:value-type="string" calcext:value-type="string">
            <text:p>SUCCEEDED</text:p>
          </table:table-cell>
          <table:table-cell office:value-type="float" office:value="925655" calcext:value-type="float">
            <text:p>925655</text:p>
          </table:table-cell>
          <table:table-cell office:value-type="float" office:value="18163" calcext:value-type="float">
            <text:p>18163</text:p>
          </table:table-cell>
          <table:table-cell office:value-type="float" office:value="27.769" calcext:value-type="float">
            <text:p>27.76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89</text:p>
          </table:table-cell>
          <table:table-cell office:value-type="float" office:value="369.315" calcext:value-type="float">
            <text:p>369.315</text:p>
          </table:table-cell>
          <table:table-cell office:value-type="float" office:value="176.9" calcext:value-type="float">
            <text:p>176.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021-12-28T13:54:30Z</text:p>
          </table:table-cell>
          <table:table-cell office:value-type="string" calcext:value-type="string">
            <text:p>2021-12-28T20:22:30Z</text:p>
          </table:table-cell>
          <table:table-cell office:value-type="string" calcext:value-type="string">
            <text:p>2021-12-28T20:32:14Z</text:p>
          </table:table-cell>
          <table:table-cell office:value-type="string" calcext:value-type="string">
            <text:p>SUCCEEDED</text:p>
          </table:table-cell>
          <table:table-cell office:value-type="float" office:value="925653" calcext:value-type="float">
            <text:p>925653</text:p>
          </table:table-cell>
          <table:table-cell office:value-type="float" office:value="3078" calcext:value-type="float">
            <text:p>3078</text:p>
          </table:table-cell>
          <table:table-cell office:value-type="float" office:value="16.817" calcext:value-type="float">
            <text:p>16.8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91</text:p>
          </table:table-cell>
          <table:table-cell office:value-type="float" office:value="404.161" calcext:value-type="float">
            <text:p>404.161</text:p>
          </table:table-cell>
          <table:table-cell office:value-type="float" office:value="166.8" calcext:value-type="float">
            <text:p>166.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1-12-29T00:46:16Z</text:p>
          </table:table-cell>
          <table:table-cell office:value-type="string" calcext:value-type="string">
            <text:p>2021-12-29T23:22:30Z</text:p>
          </table:table-cell>
          <table:table-cell office:value-type="string" calcext:value-type="string">
            <text:p>2021-12-29T23:33:53Z</text:p>
          </table:table-cell>
          <table:table-cell office:value-type="string" calcext:value-type="string">
            <text:p>SUCCEEDED</text:p>
          </table:table-cell>
          <table:table-cell office:value-type="float" office:value="926816" calcext:value-type="float">
            <text:p>926816</text:p>
          </table:table-cell>
          <table:table-cell office:value-type="float" office:value="164405" calcext:value-type="float">
            <text:p>164405</text:p>
          </table:table-cell>
          <table:table-cell office:value-type="float" office:value="25.14" calcext:value-type="float">
            <text:p>25.14</text:p>
          </table:table-cell>
          <table:table-cell office:value-type="float" office:value="0.69" calcext:value-type="float">
            <text:p>0.69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92</text:p>
          </table:table-cell>
          <table:table-cell office:value-type="float" office:value="358.897" calcext:value-type="float">
            <text:p>358.8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021-12-29T00:46:11Z</text:p>
          </table:table-cell>
          <table:table-cell office:value-type="string" calcext:value-type="string">
            <text:p>2021-12-29T21:47:28Z</text:p>
          </table:table-cell>
          <table:table-cell office:value-type="string" calcext:value-type="string">
            <text:p>2021-12-29T21:58:12Z</text:p>
          </table:table-cell>
          <table:table-cell office:value-type="string" calcext:value-type="string">
            <text:p>SUCCEEDED</text:p>
          </table:table-cell>
          <table:table-cell office:value-type="float" office:value="926815" calcext:value-type="float">
            <text:p>926815</text:p>
          </table:table-cell>
          <table:table-cell office:value-type="float" office:value="211368" calcext:value-type="float">
            <text:p>211368</text:p>
          </table:table-cell>
          <table:table-cell office:value-type="float" office:value="34.242" calcext:value-type="float">
            <text:p>34.242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ens93</text:p>
          </table:table-cell>
          <table:table-cell office:value-type="float" office:value="413.374" calcext:value-type="float">
            <text:p>413.374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21-12-29T15:22:48Z</text:p>
          </table:table-cell>
          <table:table-cell office:value-type="string" calcext:value-type="string">
            <text:p>2021-12-30T07:31:46Z</text:p>
          </table:table-cell>
          <table:table-cell office:value-type="string" calcext:value-type="string">
            <text:p>2021-12-30T07:43:00Z</text:p>
          </table:table-cell>
          <table:table-cell office:value-type="string" calcext:value-type="string">
            <text:p>SUCCEEDED</text:p>
          </table:table-cell>
          <table:table-cell office:value-type="float" office:value="928064" calcext:value-type="float">
            <text:p>928064</text:p>
          </table:table-cell>
          <table:table-cell office:value-type="float" office:value="241333" calcext:value-type="float">
            <text:p>241333</text:p>
          </table:table-cell>
          <table:table-cell office:value-type="float" office:value="9.984" calcext:value-type="float">
            <text:p>9.98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94</text:p>
          </table:table-cell>
          <table:table-cell office:value-type="float" office:value="406.553" calcext:value-type="float">
            <text:p>406.553</text:p>
          </table:table-cell>
          <table:table-cell office:value-type="float" office:value="161.54" calcext:value-type="float">
            <text:p>161.5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21-12-29T00:30:49Z</text:p>
          </table:table-cell>
          <table:table-cell office:value-type="string" calcext:value-type="string">
            <text:p>2021-12-29T00:45:33Z</text:p>
          </table:table-cell>
          <table:table-cell office:value-type="string" calcext:value-type="string">
            <text:p>2021-12-29T00:57:28Z</text:p>
          </table:table-cell>
          <table:table-cell office:value-type="string" calcext:value-type="string">
            <text:p>SUCCEEDED</text:p>
          </table:table-cell>
          <table:table-cell office:value-type="float" office:value="926801" calcext:value-type="float">
            <text:p>926801</text:p>
          </table:table-cell>
          <table:table-cell office:value-type="float" office:value="219048" calcext:value-type="float">
            <text:p>219048</text:p>
          </table:table-cell>
          <table:table-cell office:value-type="float" office:value="25.82" calcext:value-type="float">
            <text:p>25.8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95</text:p>
          </table:table-cell>
          <table:table-cell office:value-type="float" office:value="429.954" calcext:value-type="float">
            <text:p>429.954</text:p>
          </table:table-cell>
          <table:table-cell office:value-type="float" office:value="175.81" calcext:value-type="float">
            <text:p>175.8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21-12-29T00:35:39Z</text:p>
          </table:table-cell>
          <table:table-cell office:value-type="string" calcext:value-type="string">
            <text:p>2021-12-29T16:55:18Z</text:p>
          </table:table-cell>
          <table:table-cell office:value-type="string" calcext:value-type="string">
            <text:p>2021-12-29T17:07:33Z</text:p>
          </table:table-cell>
          <table:table-cell office:value-type="string" calcext:value-type="string">
            <text:p>SUCCEEDED</text:p>
          </table:table-cell>
          <table:table-cell office:value-type="float" office:value="926805" calcext:value-type="float">
            <text:p>926805</text:p>
          </table:table-cell>
          <table:table-cell office:value-type="float" office:value="194540" calcext:value-type="float">
            <text:p>194540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74" calcext:value-type="float">
            <text:p>0.7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96-ens96</text:p>
          </table:table-cell>
          <table:table-cell office:value-type="float" office:value="432.79" calcext:value-type="float">
            <text:p>432.79</text:p>
          </table:table-cell>
          <table:table-cell office:value-type="float" office:value="184.42" calcext:value-type="float">
            <text:p>184.4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21-12-29T00:35:29Z</text:p>
          </table:table-cell>
          <table:table-cell office:value-type="string" calcext:value-type="string">
            <text:p>2021-12-29T01:32:33Z</text:p>
          </table:table-cell>
          <table:table-cell office:value-type="string" calcext:value-type="string">
            <text:p>2021-12-29T01:44:50Z</text:p>
          </table:table-cell>
          <table:table-cell office:value-type="string" calcext:value-type="string">
            <text:p>SUCCEEDED</text:p>
          </table:table-cell>
          <table:table-cell office:value-type="float" office:value="926804" calcext:value-type="float">
            <text:p>926804</text:p>
          </table:table-cell>
          <table:table-cell office:value-type="float" office:value="12583" calcext:value-type="float">
            <text:p>12583</text:p>
          </table:table-cell>
          <table:table-cell office:value-type="float" office:value="10.34" calcext:value-type="float">
            <text:p>10.3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ens97</text:p>
          </table:table-cell>
          <table:table-cell office:value-type="float" office:value="369.421" calcext:value-type="float">
            <text:p>369.421</text:p>
          </table:table-cell>
          <table:table-cell office:value-type="float" office:value="167.12" calcext:value-type="float">
            <text:p>167.1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21-12-29T00:35:41Z</text:p>
          </table:table-cell>
          <table:table-cell office:value-type="string" calcext:value-type="string">
            <text:p>2021-12-29T17:08:17Z</text:p>
          </table:table-cell>
          <table:table-cell office:value-type="string" calcext:value-type="string">
            <text:p>2021-12-29T17:19:56Z</text:p>
          </table:table-cell>
          <table:table-cell office:value-type="string" calcext:value-type="string">
            <text:p>SUCCEEDED</text:p>
          </table:table-cell>
          <table:table-cell office:value-type="float" office:value="926806" calcext:value-type="float">
            <text:p>926806</text:p>
          </table:table-cell>
          <table:table-cell office:value-type="float" office:value="220860" calcext:value-type="float">
            <text:p>220860</text:p>
          </table:table-cell>
          <table:table-cell office:value-type="float" office:value="22.587" calcext:value-type="float">
            <text:p>22.58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96-ens98</text:p>
          </table:table-cell>
          <table:table-cell office:value-type="float" office:value="456.114" calcext:value-type="float">
            <text:p>456.114</text:p>
          </table:table-cell>
          <table:table-cell office:value-type="float" office:value="173.25" calcext:value-type="float">
            <text:p>173.2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021-12-29T00:40:58Z</text:p>
          </table:table-cell>
          <table:table-cell office:value-type="string" calcext:value-type="string">
            <text:p>2021-12-29T18:13:21Z</text:p>
          </table:table-cell>
          <table:table-cell office:value-type="string" calcext:value-type="string">
            <text:p>2021-12-29T18:26:06Z</text:p>
          </table:table-cell>
          <table:table-cell office:value-type="string" calcext:value-type="string">
            <text:p>SUCCEEDED</text:p>
          </table:table-cell>
          <table:table-cell office:value-type="float" office:value="926807" calcext:value-type="float">
            <text:p>926807</text:p>
          </table:table-cell>
          <table:table-cell office:value-type="float" office:value="32238" calcext:value-type="float">
            <text:p>32238</text:p>
          </table:table-cell>
          <table:table-cell office:value-type="float" office:value="17.035" calcext:value-type="float">
            <text:p>17.035</text:p>
          </table:table-cell>
          <table:table-cell office:value-type="float" office:value="0.784" calcext:value-type="float">
            <text:p>0.78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99</text:p>
          </table:table-cell>
          <table:table-cell office:value-type="float" office:value="401.757" calcext:value-type="float">
            <text:p>401.757</text:p>
          </table:table-cell>
          <table:table-cell office:value-type="float" office:value="167.74" calcext:value-type="float">
            <text:p>167.7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21-12-29T01:37:41Z</text:p>
          </table:table-cell>
          <table:table-cell office:value-type="string" calcext:value-type="string">
            <text:p>2021-12-30T02:57:17Z</text:p>
          </table:table-cell>
          <table:table-cell office:value-type="string" calcext:value-type="string">
            <text:p>2021-12-30T03:09:36Z</text:p>
          </table:table-cell>
          <table:table-cell office:value-type="string" calcext:value-type="string">
            <text:p>SUCCEEDED</text:p>
          </table:table-cell>
          <table:table-cell office:value-type="float" office:value="927001" calcext:value-type="float">
            <text:p>927001</text:p>
          </table:table-cell>
          <table:table-cell office:value-type="float" office:value="111400" calcext:value-type="float">
            <text:p>111400</text:p>
          </table:table-cell>
          <table:table-cell office:value-type="float" office:value="20.592" calcext:value-type="float">
            <text:p>20.5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results3.G171" table:end-x="3.444cm" table:end-y="0.022cm" draw:z-index="1" draw:style-name="gr1" draw:text-style-name="P1" svg:width="15.999cm" svg:height="8.999cm" svg:x="0.645cm" svg:y="0.054cm">
              <draw:object draw:notify-on-update-of-ranges="results3.B52:results3.B14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>
            <draw:frame table:end-cell-address="results3.H191" table:end-x="0.01cm" table:end-y="0.384cm" draw:z-index="0" draw:style-name="gr1" draw:text-style-name="P1" svg:width="15.999cm" svg:height="8.999cm" svg:x="1.058cm" svg:y="0.416cm">
              <draw:object draw:notify-on-update-of-ranges="results3.B2:results3.B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>
            <draw:frame table:end-cell-address="results3.G212" table:end-x="2.8cm" table:end-y="0.42cm" draw:z-index="3" draw:style-name="gr1" draw:text-style-name="P1" svg:width="15.999cm" svg:height="8.999cm" svg:x="0.001cm" svg:y="0.001cm">
              <draw:object draw:notify-on-update-of-ranges="results3.B43:results3.B5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5T18:35:22.020643250</dc:date>
    <meta:editing-duration>P3DT3M21S</meta:editing-duration>
    <meta:editing-cycles>2</meta:editing-cycles>
    <meta:generator>LibreOffice/6.4.7.2$Linux_X86_64 LibreOffice_project/40$Build-2</meta:generator>
    <meta:document-statistic meta:table-count="1" meta:cell-count="223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223cm" svg:y="1.275cm" chart:style-name="ch3">
          <text:p>(Last one is ens23!)</text:p>
        </chart:subtitle>
        <chart:plot-area chart:style-name="ch4" table:cell-range-address="results3.B43:results3.B51" svg:x="0.32cm" svg:y="2.138cm" svg:width="15.36cm" svg:height="6.682cm">
          <chartooo:coordinate-region svg:x="1.312cm" svg:y="2.337cm" svg:width="14.368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3.B43:results3.B5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4.209">
                <text:p>4684.209</text:p>
                <draw:g>
                  <svg:desc>results3.B43:results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6.412">
                <text:p>5156.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4.168">
                <text:p>5254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0.894">
                <text:p>5300.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6.128">
                <text:p>5306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2.947">
                <text:p>5302.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7.45">
                <text:p>5617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7.935">
                <text:p>5667.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0.742">
                <text:p>5950.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plot-area chart:style-name="ch3" table:cell-range-address="results3.B2:results3.B42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2:results3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547">
                <text:p>124.547</text:p>
                <draw:g>
                  <svg:desc>results3.B2:results3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23">
                <text:p>134.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763">
                <text:p>160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1">
                <text:p>175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.294">
                <text:p>184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.394">
                <text:p>196.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.368">
                <text:p>207.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.794">
                <text:p>222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.117">
                <text:p>223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.55">
                <text:p>226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.219">
                <text:p>250.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.002">
                <text:p>248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.829">
                <text:p>265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222">
                <text:p>288.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167">
                <text:p>269.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.201">
                <text:p>280.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.987">
                <text:p>302.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.849">
                <text:p>302.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.07">
                <text:p>318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.039">
                <text:p>323.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.793">
                <text:p>328.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.93">
                <text:p>353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0.11">
                <text:p>37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8.452">
                <text:p>378.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4.037">
                <text:p>394.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368">
                <text:p>390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9.56">
                <text:p>41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.646">
                <text:p>468.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5.113">
                <text:p>455.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.456">
                <text:p>466.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.518">
                <text:p>482.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0.245">
                <text:p>460.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.415">
                <text:p>481.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.55">
                <text:p>4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6.334">
                <text:p>556.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2.664">
                <text:p>542.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1.035">
                <text:p>591.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.299">
                <text:p>515.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.461">
                <text:p>721.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.5">
                <text:p>60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plot-area chart:style-name="ch3" table:cell-range-address="results3.B52:results3.B149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52:results3.B149" chart:class="chart:ba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27">
                <text:p>59.27</text:p>
                <draw:g>
                  <svg:desc>results3.B52:results3.B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912">
                <text:p>58.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563">
                <text:p>60.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29">
                <text:p>59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119">
                <text:p>64.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187">
                <text:p>81.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006">
                <text:p>83.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762">
                <text:p>85.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608">
                <text:p>85.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297">
                <text:p>88.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766">
                <text:p>102.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534">
                <text:p>103.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91">
                <text:p>101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.053">
                <text:p>107.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389">
                <text:p>108.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516">
                <text:p>110.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056">
                <text:p>112.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86">
                <text:p>112.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115">
                <text:p>11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04">
                <text:p>113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.321">
                <text:p>115.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676">
                <text:p>129.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.958">
                <text:p>137.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.146">
                <text:p>132.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163">
                <text:p>135.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.967">
                <text:p>135.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.879">
                <text:p>137.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927">
                <text:p>138.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.063">
                <text:p>143.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.655">
                <text:p>142.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.697">
                <text:p>142.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.285">
                <text:p>147.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241">
                <text:p>150.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.079">
                <text:p>152.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.549">
                <text:p>147.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502">
                <text:p>146.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.019">
                <text:p>164.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.401">
                <text:p>154.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.48">
                <text:p>168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.559">
                <text:p>155.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.842">
                <text:p>170.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.657">
                <text:p>172.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.808">
                <text:p>172.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588">
                <text:p>179.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.31">
                <text:p>184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9.724">
                <text:p>179.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.656">
                <text:p>190.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.643">
                <text:p>179.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.643">
                <text:p>180.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.658">
                <text:p>181.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.923">
                <text:p>192.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7.767">
                <text:p>187.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.832">
                <text:p>195.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6.003">
                <text:p>236.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7.58">
                <text:p>227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52">
                <text:p>217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.29">
                <text:p>223.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.901">
                <text:p>257.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.469">
                <text:p>229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.411">
                <text:p>263.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0.147">
                <text:p>230.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.059">
                <text:p>238.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.25">
                <text:p>237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.146">
                <text:p>244.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.353">
                <text:p>261.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.941">
                <text:p>242.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495">
                <text:p>254.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3.983">
                <text:p>253.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1.866">
                <text:p>271.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2.921">
                <text:p>282.9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.905">
                <text:p>285.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.121">
                <text:p>284.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1.309">
                <text:p>271.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.591">
                <text:p>295.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3.257">
                <text:p>323.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2.024">
                <text:p>292.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2.157">
                <text:p>292.1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411">
                <text:p>333.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.211">
                <text:p>310.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.363">
                <text:p>328.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.458">
                <text:p>311.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7.188">
                <text:p>347.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52">
                <text:p>342.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7.605">
                <text:p>317.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.695">
                <text:p>360.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0.292">
                <text:p>340.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.315">
                <text:p>369.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4.161">
                <text:p>404.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8.897">
                <text:p>358.8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3.374">
                <text:p>413.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6.553">
                <text:p>406.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.954">
                <text:p>429.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2.79">
                <text:p>432.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.421">
                <text:p>369.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6.114">
                <text:p>456.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.757">
                <text:p>401.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223cm" svg:y="1.275cm" chart:style-name="ch3">
          <text:p>(Last one is ens23!)</text:p>
        </chart:subtitle>
        <chart:plot-area chart:style-name="ch4" table:cell-range-address="results3.B43:results3.B51" svg:x="0.32cm" svg:y="2.138cm" svg:width="15.36cm" svg:height="6.682cm">
          <chartooo:coordinate-region svg:x="1.312cm" svg:y="2.337cm" svg:width="14.368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3.B43:results3.B5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4.209">
                <text:p>4684.209</text:p>
                <draw:g>
                  <svg:desc>results3.B43:results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6.412">
                <text:p>5156.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4.168">
                <text:p>5254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0.894">
                <text:p>5300.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6.128">
                <text:p>5306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2.947">
                <text:p>5302.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7.45">
                <text:p>5617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7.935">
                <text:p>5667.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0.742">
                <text:p>5950.7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